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bd33e"/>
    </style:style>
    <style:style style:name="P2" style:family="paragraph" style:parent-style-name="Standard">
      <style:text-properties officeooo:paragraph-rsid="001c785a"/>
    </style:style>
    <style:style style:name="P3" style:family="paragraph" style:parent-style-name="Standard">
      <style:text-properties fo:font-weight="bold" officeooo:paragraph-rsid="001c785a" style:font-weight-asian="bold" style:font-weight-complex="bold"/>
    </style:style>
    <style:style style:name="P4" style:family="paragraph" style:parent-style-name="Standard">
      <style:text-properties fo:font-weight="bold" officeooo:paragraph-rsid="001bd33e" style:font-weight-asian="bold" style:font-weight-complex="bold"/>
    </style:style>
    <style:style style:name="P5" style:family="paragraph" style:parent-style-name="Standard">
      <style:text-properties fo:font-weight="bold" officeooo:paragraph-rsid="001e0fe6" style:font-weight-asian="bold" style:font-weight-complex="bold"/>
    </style:style>
    <style:style style:name="P6" style:family="paragraph" style:parent-style-name="Standard">
      <style:text-properties fo:font-weight="bold" officeooo:paragraph-rsid="001f4bd0" style:font-weight-asian="bold" style:font-weight-complex="bold"/>
    </style:style>
    <style:style style:name="P7" style:family="paragraph" style:parent-style-name="Standard">
      <style:text-properties fo:font-weight="bold" officeooo:paragraph-rsid="00239e69" style:font-weight-asian="bold" style:font-weight-complex="bold"/>
    </style:style>
    <style:style style:name="P8" style:family="paragraph" style:parent-style-name="Standard">
      <style:text-properties fo:font-weight="bold" officeooo:paragraph-rsid="00248564" style:font-weight-asian="bold" style:font-weight-complex="bold"/>
    </style:style>
    <style:style style:name="P9" style:family="paragraph" style:parent-style-name="Standard">
      <style:text-properties fo:font-weight="bold" officeooo:paragraph-rsid="0022d4e8" style:font-weight-asian="bold" style:font-weight-complex="bold"/>
    </style:style>
    <style:style style:name="P10" style:family="paragraph" style:parent-style-name="Standard">
      <style:text-properties fo:font-weight="bold" officeooo:rsid="00248564" officeooo:paragraph-rsid="00248564" style:font-weight-asian="bold" style:font-weight-complex="bold"/>
    </style:style>
    <style:style style:name="P11" style:family="paragraph" style:parent-style-name="Standard">
      <style:text-properties fo:font-weight="bold" officeooo:paragraph-rsid="0025ed8b" style:font-weight-asian="bold" style:font-weight-complex="bold"/>
    </style:style>
    <style:style style:name="P12" style:family="paragraph" style:parent-style-name="Standard">
      <style:text-properties fo:font-weight="bold" officeooo:rsid="0025ed8b" officeooo:paragraph-rsid="0025ed8b" style:font-weight-asian="bold" style:font-weight-complex="bold"/>
    </style:style>
    <style:style style:name="P13" style:family="paragraph" style:parent-style-name="Standard">
      <style:text-properties fo:font-weight="bold" officeooo:paragraph-rsid="0027bd11" style:font-weight-asian="bold" style:font-weight-complex="bold"/>
    </style:style>
    <style:style style:name="P14" style:family="paragraph" style:parent-style-name="Standard">
      <style:text-properties fo:font-weight="bold" officeooo:paragraph-rsid="002a4946" style:font-weight-asian="bold" style:font-weight-complex="bold"/>
    </style:style>
    <style:style style:name="P15" style:family="paragraph" style:parent-style-name="Standard">
      <style:text-properties fo:font-weight="bold" officeooo:rsid="001bd33e" officeooo:paragraph-rsid="001bd33e" style:font-weight-asian="bold" style:font-weight-complex="bold"/>
    </style:style>
    <style:style style:name="P16" style:family="paragraph" style:parent-style-name="Standard">
      <style:text-properties fo:font-weight="bold" officeooo:rsid="001e0fe6" officeooo:paragraph-rsid="001e0fe6" style:font-weight-asian="bold" style:font-weight-complex="bold"/>
    </style:style>
    <style:style style:name="P17" style:family="paragraph" style:parent-style-name="Standard">
      <style:text-properties fo:font-weight="bold" officeooo:rsid="001f4bd0" officeooo:paragraph-rsid="001f4bd0" style:font-weight-asian="bold" style:font-weight-complex="bold"/>
    </style:style>
    <style:style style:name="P18" style:family="paragraph" style:parent-style-name="Standard">
      <style:text-properties fo:font-weight="bold" officeooo:rsid="00239e69" officeooo:paragraph-rsid="00239e69" style:font-weight-asian="bold" style:font-weight-complex="bold"/>
    </style:style>
    <style:style style:name="P19" style:family="paragraph" style:parent-style-name="Standard">
      <style:text-properties fo:font-weight="bold" officeooo:rsid="0022d4e8" officeooo:paragraph-rsid="00248564" style:font-weight-asian="bold" style:font-weight-complex="bold"/>
    </style:style>
    <style:style style:name="P20" style:family="paragraph" style:parent-style-name="Standard">
      <style:text-properties fo:font-weight="bold" officeooo:rsid="0027bd11" officeooo:paragraph-rsid="001bd33e" style:font-weight-asian="bold" style:font-weight-complex="bold"/>
    </style:style>
    <style:style style:name="P21" style:family="paragraph" style:parent-style-name="Standard">
      <style:text-properties officeooo:paragraph-rsid="001e0fe6"/>
    </style:style>
    <style:style style:name="P22" style:family="paragraph" style:parent-style-name="Standard">
      <style:text-properties officeooo:paragraph-rsid="00248564"/>
    </style:style>
    <style:style style:name="P23" style:family="paragraph" style:parent-style-name="Standard">
      <style:text-properties officeooo:rsid="00248564" officeooo:paragraph-rsid="00248564"/>
    </style:style>
    <style:style style:name="P24" style:family="paragraph" style:parent-style-name="Standard">
      <style:text-properties officeooo:rsid="00248564" officeooo:paragraph-rsid="001c785a"/>
    </style:style>
    <style:style style:name="P25" style:family="paragraph" style:parent-style-name="Standard">
      <style:text-properties fo:font-style="italic" officeooo:rsid="00248564" officeooo:paragraph-rsid="00248564" style:font-style-asian="italic" style:font-style-complex="italic"/>
    </style:style>
    <style:style style:name="P26" style:family="paragraph" style:parent-style-name="Standard">
      <style:text-properties fo:font-style="italic" officeooo:rsid="00248564" officeooo:paragraph-rsid="0024cbc7" style:font-style-asian="italic" style:font-style-complex="italic"/>
    </style:style>
    <style:style style:name="P27" style:family="paragraph" style:parent-style-name="Standard">
      <style:text-properties fo:font-style="italic" officeooo:rsid="00248564" officeooo:paragraph-rsid="0024fa77" style:font-style-asian="italic" style:font-style-complex="italic"/>
    </style:style>
    <style:style style:name="P28" style:family="paragraph" style:parent-style-name="Standard">
      <style:text-properties fo:font-style="italic" officeooo:rsid="00248564" officeooo:paragraph-rsid="0025ed8b" style:font-style-asian="italic" style:font-style-complex="italic"/>
    </style:style>
    <style:style style:name="P29" style:family="paragraph" style:parent-style-name="Standard">
      <style:text-properties fo:font-style="italic" officeooo:rsid="00248564" officeooo:paragraph-rsid="0027bd11" style:font-style-asian="italic" style:font-style-complex="italic"/>
    </style:style>
    <style:style style:name="P30" style:family="paragraph" style:parent-style-name="Standard">
      <style:text-properties fo:font-style="italic" officeooo:rsid="00248564" officeooo:paragraph-rsid="0029a4c4" style:font-style-asian="italic" style:font-style-complex="italic"/>
    </style:style>
    <style:style style:name="P31" style:family="paragraph" style:parent-style-name="Standard">
      <style:text-properties fo:font-style="italic" officeooo:rsid="00248564" officeooo:paragraph-rsid="002a4946" style:font-style-asian="italic" style:font-style-complex="italic"/>
    </style:style>
    <style:style style:name="P32" style:family="paragraph" style:parent-style-name="Standard">
      <style:text-properties officeooo:rsid="0024cbc7" officeooo:paragraph-rsid="0024cbc7"/>
    </style:style>
    <style:style style:name="P33" style:family="paragraph" style:parent-style-name="Standard">
      <style:text-properties officeooo:paragraph-rsid="0024cbc7"/>
    </style:style>
    <style:style style:name="P34" style:family="paragraph" style:parent-style-name="Standard">
      <style:text-properties officeooo:rsid="0024fa77" officeooo:paragraph-rsid="0024fa77"/>
    </style:style>
    <style:style style:name="P35" style:family="paragraph" style:parent-style-name="Standard">
      <style:text-properties officeooo:paragraph-rsid="0024fa77"/>
    </style:style>
    <style:style style:name="P36" style:family="paragraph" style:parent-style-name="Standard">
      <style:text-properties officeooo:paragraph-rsid="0025ed8b"/>
    </style:style>
    <style:style style:name="P37" style:family="paragraph" style:parent-style-name="Standard">
      <style:text-properties officeooo:rsid="0025ed8b" officeooo:paragraph-rsid="0025ed8b"/>
    </style:style>
    <style:style style:name="P38" style:family="paragraph" style:parent-style-name="Standard">
      <style:text-properties officeooo:rsid="0025ed8b" officeooo:paragraph-rsid="0027bd11"/>
    </style:style>
    <style:style style:name="P39" style:family="paragraph" style:parent-style-name="Standard">
      <style:text-properties officeooo:rsid="0025ed8b" officeooo:paragraph-rsid="0029a4c4"/>
    </style:style>
    <style:style style:name="P40" style:family="paragraph" style:parent-style-name="Standard">
      <style:text-properties officeooo:rsid="0025ed8b" officeooo:paragraph-rsid="002a4946"/>
    </style:style>
    <style:style style:name="P41" style:family="paragraph" style:parent-style-name="Standard">
      <style:text-properties officeooo:paragraph-rsid="0027bd11"/>
    </style:style>
    <style:style style:name="P42" style:family="paragraph" style:parent-style-name="Standard">
      <style:text-properties officeooo:rsid="0027bd11" officeooo:paragraph-rsid="0027bd11"/>
    </style:style>
    <style:style style:name="P43" style:family="paragraph" style:parent-style-name="Standard">
      <style:text-properties officeooo:rsid="0029a4c4" officeooo:paragraph-rsid="0029a4c4"/>
    </style:style>
    <style:style style:name="P44" style:family="paragraph" style:parent-style-name="Standard">
      <style:text-properties officeooo:rsid="002a4946" officeooo:paragraph-rsid="002a4946"/>
    </style:style>
    <style:style style:name="P45" style:family="paragraph" style:parent-style-name="Standard">
      <style:text-properties fo:font-style="normal" fo:font-weight="bold" officeooo:rsid="002a4946" officeooo:paragraph-rsid="002a4946" style:font-style-asian="normal" style:font-weight-asian="bold" style:font-style-complex="normal" style:font-weight-complex="bold"/>
    </style:style>
    <style:style style:name="P46" style:family="paragraph" style:parent-style-name="Standard">
      <style:text-properties officeooo:rsid="001bd33e" officeooo:paragraph-rsid="001bd33e"/>
    </style:style>
    <style:style style:name="P47" style:family="paragraph" style:parent-style-name="Standard">
      <style:text-properties officeooo:rsid="001c785a" officeooo:paragraph-rsid="001c785a"/>
    </style:style>
    <style:style style:name="P48" style:family="paragraph" style:parent-style-name="Standard">
      <style:text-properties officeooo:rsid="001e0fe6" officeooo:paragraph-rsid="001e0fe6"/>
    </style:style>
    <style:style style:name="P49" style:family="paragraph" style:parent-style-name="Standard">
      <style:text-properties officeooo:rsid="0022d4e8" officeooo:paragraph-rsid="0022d4e8"/>
    </style:style>
    <style:style style:name="P5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paragraph-rsid="001c785a"/>
    </style:style>
    <style:style style:name="P5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paragraph-rsid="0045099f"/>
    </style:style>
    <style:style style:name="P5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paragraph-rsid="0046f887"/>
    </style:style>
    <style:style style:name="P5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italic" officeooo:rsid="00248564" officeooo:paragraph-rsid="00248564" style:font-style-asian="italic" style:font-style-complex="italic"/>
    </style:style>
    <style:style style:name="P5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italic" officeooo:rsid="00248564" officeooo:paragraph-rsid="00343f0f" style:font-style-asian="italic" style:font-style-complex="italic"/>
    </style:style>
    <style:style style:name="P5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italic" officeooo:rsid="00557e85" officeooo:paragraph-rsid="00557e85" style:font-style-asian="italic" style:font-style-complex="italic"/>
    </style:style>
    <style:style style:name="P56"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italic" officeooo:rsid="00576980" officeooo:paragraph-rsid="00576980" style:font-style-asian="italic" style:font-style-complex="italic"/>
    </style:style>
    <style:style style:name="P57"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italic" officeooo:rsid="00595307" officeooo:paragraph-rsid="00595307" style:font-style-asian="italic" style:font-style-complex="italic"/>
    </style:style>
    <style:style style:name="P5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italic" fo:font-weight="bold" officeooo:rsid="00576980" officeooo:paragraph-rsid="00576980" style:font-style-asian="italic" style:font-weight-asian="bold" style:font-style-complex="italic" style:font-weight-complex="bold"/>
    </style:style>
    <style:style style:name="P5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48564"/>
    </style:style>
    <style:style style:name="P6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4cbc7"/>
    </style:style>
    <style:style style:name="P6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4fa77"/>
    </style:style>
    <style:style style:name="P6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5ed8b"/>
    </style:style>
    <style:style style:name="P6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7bd11"/>
    </style:style>
    <style:style style:name="P6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9a4c4"/>
    </style:style>
    <style:style style:name="P6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2a4946"/>
    </style:style>
    <style:style style:name="P6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6f242b"/>
    </style:style>
    <style:style style:name="P6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48564" officeooo:paragraph-rsid="007b62e6"/>
    </style:style>
    <style:style style:name="P6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officeooo:rsid="002e36e7" officeooo:paragraph-rsid="002e36e7" style:font-style-asian="normal" style:font-style-complex="normal"/>
    </style:style>
    <style:style style:name="P6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officeooo:rsid="002f2e3f" officeooo:paragraph-rsid="002f2e3f" style:font-style-asian="normal" style:font-style-complex="normal"/>
    </style:style>
    <style:style style:name="P7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officeooo:rsid="00304937" officeooo:paragraph-rsid="00304937" style:font-style-asian="normal" style:font-style-complex="normal"/>
    </style:style>
    <style:style style:name="P7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officeooo:rsid="003078bf" officeooo:paragraph-rsid="003078bf" style:font-style-asian="normal" style:font-style-complex="normal"/>
    </style:style>
    <style:style style:name="P7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officeooo:rsid="0031dfce" officeooo:paragraph-rsid="0031dfce" style:font-style-asian="normal" style:font-style-complex="normal"/>
    </style:style>
    <style:style style:name="P7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officeooo:rsid="00343f0f" officeooo:paragraph-rsid="00343f0f" style:font-style-asian="normal" style:font-style-complex="normal"/>
    </style:style>
    <style:style style:name="P7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fo:font-weight="bold" officeooo:rsid="002e36e7" officeooo:paragraph-rsid="002e36e7" style:font-style-asian="normal" style:font-weight-asian="bold" style:font-style-complex="normal" style:font-weight-complex="bold"/>
    </style:style>
    <style:style style:name="P7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fo:font-weight="bold" officeooo:rsid="003078bf" officeooo:paragraph-rsid="003078bf" style:font-style-asian="normal" style:font-weight-asian="bold" style:font-style-complex="normal" style:font-weight-complex="bold"/>
    </style:style>
    <style:style style:name="P76"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fo:font-weight="bold" officeooo:rsid="00304937" officeooo:paragraph-rsid="00304937" style:font-style-asian="normal" style:font-weight-asian="bold" style:font-style-complex="normal" style:font-weight-complex="bold"/>
    </style:style>
    <style:style style:name="P7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88b34" officeooo:paragraph-rsid="00388b34"/>
    </style:style>
    <style:style style:name="P7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8d716" officeooo:paragraph-rsid="0038d716"/>
    </style:style>
    <style:style style:name="P7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a31c4" officeooo:paragraph-rsid="003a31c4"/>
    </style:style>
    <style:style style:name="P8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acb1f" officeooo:paragraph-rsid="003acb1f"/>
    </style:style>
    <style:style style:name="P8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b5f3a" officeooo:paragraph-rsid="003b5f3a"/>
    </style:style>
    <style:style style:name="P8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cdbf9" officeooo:paragraph-rsid="003cdbf9"/>
    </style:style>
    <style:style style:name="P8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f0de5" officeooo:paragraph-rsid="003f0de5"/>
    </style:style>
    <style:style style:name="P8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ff9e7" officeooo:paragraph-rsid="003ff9e7"/>
    </style:style>
    <style:style style:name="P8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0c47d" officeooo:paragraph-rsid="0040c47d"/>
    </style:style>
    <style:style style:name="P8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0ea1e" officeooo:paragraph-rsid="0040ea1e"/>
    </style:style>
    <style:style style:name="P8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1cfe0" officeooo:paragraph-rsid="00435b32"/>
    </style:style>
    <style:style style:name="P8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884f4" officeooo:paragraph-rsid="004884f4"/>
    </style:style>
    <style:style style:name="P8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8ab6a" officeooo:paragraph-rsid="0048ab6a"/>
    </style:style>
    <style:style style:name="P9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a0ea5" officeooo:paragraph-rsid="004a0ea5"/>
    </style:style>
    <style:style style:name="P9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a4cbd" officeooo:paragraph-rsid="004a4cbd"/>
    </style:style>
    <style:style style:name="P9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a59b1" officeooo:paragraph-rsid="004a59b1"/>
    </style:style>
    <style:style style:name="P9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ab116" officeooo:paragraph-rsid="004ab116"/>
    </style:style>
    <style:style style:name="P9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d4812" officeooo:paragraph-rsid="004d4812"/>
    </style:style>
    <style:style style:name="P9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d94e3" officeooo:paragraph-rsid="004d4812"/>
    </style:style>
    <style:style style:name="P9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f5de3" officeooo:paragraph-rsid="004f5de3"/>
    </style:style>
    <style:style style:name="P9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00938" officeooo:paragraph-rsid="00500938"/>
    </style:style>
    <style:style style:name="P9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0535b" officeooo:paragraph-rsid="0050535b"/>
    </style:style>
    <style:style style:name="P9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1d475" officeooo:paragraph-rsid="0051d475"/>
    </style:style>
    <style:style style:name="P10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233cf" officeooo:paragraph-rsid="0051d475"/>
    </style:style>
    <style:style style:name="P10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233cf" officeooo:paragraph-rsid="005233cf"/>
    </style:style>
    <style:style style:name="P10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2d901" officeooo:paragraph-rsid="005233cf"/>
    </style:style>
    <style:style style:name="P10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2d901" officeooo:paragraph-rsid="0052d901"/>
    </style:style>
    <style:style style:name="P10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3220c" officeooo:paragraph-rsid="0053220c"/>
    </style:style>
    <style:style style:name="P10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3abc3" officeooo:paragraph-rsid="0053220c"/>
    </style:style>
    <style:style style:name="P10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4a4cc" officeooo:paragraph-rsid="0054a4cc"/>
    </style:style>
    <style:style style:name="P10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51af4" officeooo:paragraph-rsid="00551af4"/>
    </style:style>
    <style:style style:name="P10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57e85" officeooo:paragraph-rsid="00557e85"/>
    </style:style>
    <style:style style:name="P10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95307" officeooo:paragraph-rsid="00595307"/>
    </style:style>
    <style:style style:name="P11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ac7f3" officeooo:paragraph-rsid="005ac7f3"/>
    </style:style>
    <style:style style:name="P11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3a31c4" officeooo:paragraph-rsid="003a31c4" style:font-weight-asian="bold" style:font-weight-complex="bold"/>
    </style:style>
    <style:style style:name="P11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68ea3d" officeooo:paragraph-rsid="0068ea3d" style:font-weight-asian="bold" style:font-weight-complex="bold"/>
    </style:style>
    <style:style style:name="P11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6bc175" officeooo:paragraph-rsid="006bc175" style:font-weight-asian="bold" style:font-weight-complex="bold"/>
    </style:style>
    <style:style style:name="P11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63474e" officeooo:paragraph-rsid="0063474e" style:font-weight-asian="bold" style:font-weight-complex="bold"/>
    </style:style>
    <style:style style:name="P11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c4e93" officeooo:paragraph-rsid="005c4e93"/>
    </style:style>
    <style:style style:name="P11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5f8ffb" officeooo:paragraph-rsid="005f8ffb"/>
    </style:style>
    <style:style style:name="P11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0ce08" officeooo:paragraph-rsid="0060ce08"/>
    </style:style>
    <style:style style:name="P11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2104c" officeooo:paragraph-rsid="0062104c"/>
    </style:style>
    <style:style style:name="P11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3474e" officeooo:paragraph-rsid="0063474e"/>
    </style:style>
    <style:style style:name="P12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42555" officeooo:paragraph-rsid="00642555"/>
    </style:style>
    <style:style style:name="P12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5df35" officeooo:paragraph-rsid="0065df35"/>
    </style:style>
    <style:style style:name="P12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624be" officeooo:paragraph-rsid="006624be"/>
    </style:style>
    <style:style style:name="P12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6f5af" officeooo:paragraph-rsid="0066f5af"/>
    </style:style>
    <style:style style:name="P12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88faa" officeooo:paragraph-rsid="00688faa"/>
    </style:style>
    <style:style style:name="P12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8ea3d" officeooo:paragraph-rsid="0068ea3d"/>
    </style:style>
    <style:style style:name="P12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9f465" officeooo:paragraph-rsid="0069f465"/>
    </style:style>
    <style:style style:name="P12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ab822" officeooo:paragraph-rsid="006ab822"/>
    </style:style>
    <style:style style:name="P12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ac9c6" officeooo:paragraph-rsid="006ab822"/>
    </style:style>
    <style:style style:name="P12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bc175" officeooo:paragraph-rsid="006ab822"/>
    </style:style>
    <style:style style:name="P13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bc175" officeooo:paragraph-rsid="006bc175"/>
    </style:style>
    <style:style style:name="P13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c3d6e" officeooo:paragraph-rsid="006c3d6e"/>
    </style:style>
    <style:style style:name="P13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ded4f" officeooo:paragraph-rsid="006ded4f"/>
    </style:style>
    <style:style style:name="P13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e1ee2" officeooo:paragraph-rsid="006e1ee2"/>
    </style:style>
    <style:style style:name="P13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ecadb" officeooo:paragraph-rsid="006ecadb"/>
    </style:style>
    <style:style style:name="P13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f242b" officeooo:paragraph-rsid="006ecadb"/>
    </style:style>
    <style:style style:name="P13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f242b" officeooo:paragraph-rsid="006f242b"/>
    </style:style>
    <style:style style:name="P13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6fb8c6" officeooo:paragraph-rsid="006fb8c6"/>
    </style:style>
    <style:style style:name="P13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70efb6" officeooo:paragraph-rsid="0070efb6"/>
    </style:style>
    <style:style style:name="P13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7309e6" officeooo:paragraph-rsid="007309e6"/>
    </style:style>
    <style:style style:name="P14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74ce00" officeooo:paragraph-rsid="0074ce00"/>
    </style:style>
    <style:style style:name="P14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756c1c" officeooo:paragraph-rsid="00756c1c"/>
    </style:style>
    <style:style style:name="P14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7734ba" officeooo:paragraph-rsid="007734ba"/>
    </style:style>
    <style:style style:name="P14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774cd0" officeooo:paragraph-rsid="00774cd0"/>
    </style:style>
    <style:style style:name="P14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793171" officeooo:paragraph-rsid="00793171"/>
    </style:style>
    <style:style style:name="P14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79bd58" officeooo:paragraph-rsid="0079bd58"/>
    </style:style>
    <style:style style:name="P14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7b62e6" officeooo:paragraph-rsid="007b62e6"/>
    </style:style>
    <style:style style:name="P14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7ba783" officeooo:paragraph-rsid="007ba783"/>
    </style:style>
    <style:style style:name="P14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7bcdd2" officeooo:paragraph-rsid="007bcdd2"/>
    </style:style>
    <style:style style:name="P14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7d7586" officeooo:paragraph-rsid="007d7586"/>
    </style:style>
    <style:style style:name="P15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08a24" officeooo:paragraph-rsid="00808a24"/>
    </style:style>
    <style:style style:name="P15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1d413" officeooo:paragraph-rsid="0081d413"/>
    </style:style>
    <style:style style:name="P15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346d7" officeooo:paragraph-rsid="008346d7"/>
    </style:style>
    <style:style style:name="P15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3f22f" officeooo:paragraph-rsid="0083f22f"/>
    </style:style>
    <style:style style:name="P15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51646" officeooo:paragraph-rsid="00851646"/>
    </style:style>
    <style:style style:name="P15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6f549" officeooo:paragraph-rsid="0086f549"/>
    </style:style>
    <style:style style:name="P15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719d4" officeooo:paragraph-rsid="008719d4"/>
    </style:style>
    <style:style style:name="P15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719d4" officeooo:paragraph-rsid="008b9705"/>
    </style:style>
    <style:style style:name="P15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9f92d" officeooo:paragraph-rsid="0089f92d"/>
    </style:style>
    <style:style style:name="P15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9f92d" officeooo:paragraph-rsid="008b9705"/>
    </style:style>
    <style:style style:name="P16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b9705" officeooo:paragraph-rsid="008b9705"/>
    </style:style>
    <style:style style:name="P16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d7836" officeooo:paragraph-rsid="008d7836"/>
    </style:style>
    <style:style style:name="P16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d88ee" officeooo:paragraph-rsid="008d88ee"/>
    </style:style>
    <style:style style:name="P16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da173" officeooo:paragraph-rsid="008da173"/>
    </style:style>
    <style:style style:name="P16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e9942" officeooo:paragraph-rsid="008e9942"/>
    </style:style>
    <style:style style:name="P16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8fb095" officeooo:paragraph-rsid="008fb095"/>
    </style:style>
    <style:style style:name="P16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10f47" officeooo:paragraph-rsid="00910f47"/>
    </style:style>
    <style:style style:name="P16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1ca74" officeooo:paragraph-rsid="0091ca74"/>
    </style:style>
    <style:style style:name="P16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34d2f" officeooo:paragraph-rsid="00934d2f"/>
    </style:style>
    <style:style style:name="P16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457cc" officeooo:paragraph-rsid="009457cc"/>
    </style:style>
    <style:style style:name="P17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75d56" officeooo:paragraph-rsid="00975d56"/>
    </style:style>
    <style:style style:name="P17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78949" officeooo:paragraph-rsid="00975d56"/>
    </style:style>
    <style:style style:name="P17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83f8d" officeooo:paragraph-rsid="00983f8d"/>
    </style:style>
    <style:style style:name="P17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9ee1c" officeooo:paragraph-rsid="0099ee1c"/>
    </style:style>
    <style:style style:name="P17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bcb79" officeooo:paragraph-rsid="009bcb79"/>
    </style:style>
    <style:style style:name="P17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c1d4e" officeooo:paragraph-rsid="009c1d4e"/>
    </style:style>
    <style:style style:name="P17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e1a0d" officeooo:paragraph-rsid="009e1a0d"/>
    </style:style>
    <style:style style:name="P17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9f96a5" officeooo:paragraph-rsid="009f96a5"/>
    </style:style>
    <style:style style:name="P17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a0251d" officeooo:paragraph-rsid="00a0251d"/>
    </style:style>
    <style:style style:name="P17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a1e30f" officeooo:paragraph-rsid="00a1e30f"/>
    </style:style>
    <style:style style:name="P18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a23436" officeooo:paragraph-rsid="00a23436"/>
    </style:style>
    <style:style style:name="P18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a37ab0" officeooo:paragraph-rsid="00a37ab0"/>
    </style:style>
    <style:style style:name="P18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a4facb" officeooo:paragraph-rsid="00a4facb"/>
    </style:style>
    <style:style style:name="P18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35b32" officeooo:paragraph-rsid="00435b32"/>
    </style:style>
    <style:style style:name="P18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46f887" officeooo:paragraph-rsid="0046f887"/>
    </style:style>
    <style:style style:name="P18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a5112c" officeooo:paragraph-rsid="00a5112c"/>
    </style:style>
    <style:style style:name="P18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a76f84" officeooo:paragraph-rsid="00a76f84"/>
    </style:style>
    <style:style style:name="P18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a8e6ad" officeooo:paragraph-rsid="00a8e6ad"/>
    </style:style>
    <style:style style:name="P18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aad88a" officeooo:paragraph-rsid="00aad88a"/>
    </style:style>
    <style:style style:name="P189" style:family="paragraph" style:parent-style-name="Standard">
      <style:paragraph-properties fo:break-before="page" fo:padding-left="0in" fo:padding-right="0in" fo:padding-top="0in" fo:padding-bottom="0.0291in" fo:border-left="none" fo:border-right="none" fo:border-top="none" fo:border-bottom="0.06pt solid #000000" style:join-border="false"/>
      <style:text-properties officeooo:rsid="009457cc" officeooo:paragraph-rsid="009457cc"/>
    </style:style>
    <style:style style:name="P190"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aad88a" officeooo:paragraph-rsid="00aad88a"/>
    </style:style>
    <style:style style:name="P19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acca7c" officeooo:paragraph-rsid="00acca7c"/>
    </style:style>
    <style:style style:name="P19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acfa57" officeooo:paragraph-rsid="00acfa57"/>
    </style:style>
    <style:style style:name="P19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ad41cb" officeooo:paragraph-rsid="00ad41cb"/>
    </style:style>
    <style:style style:name="T1" style:family="text">
      <style:text-properties officeooo:rsid="001bd33e"/>
    </style:style>
    <style:style style:name="T2" style:family="text">
      <style:text-properties officeooo:rsid="001c785a"/>
    </style:style>
    <style:style style:name="T3" style:family="text">
      <style:text-properties officeooo:rsid="001e0fe6"/>
    </style:style>
    <style:style style:name="T4" style:family="text">
      <style:text-properties officeooo:rsid="001f4bd0"/>
    </style:style>
    <style:style style:name="T5" style:family="text">
      <style:text-properties officeooo:rsid="00239e69"/>
    </style:style>
    <style:style style:name="T6" style:family="text">
      <style:text-properties officeooo:rsid="00248564"/>
    </style:style>
    <style:style style:name="T7" style:family="text">
      <style:text-properties officeooo:rsid="0024fa77"/>
    </style:style>
    <style:style style:name="T8" style:family="text">
      <style:text-properties officeooo:rsid="0025ed8b"/>
    </style:style>
    <style:style style:name="T9" style:family="text">
      <style:text-properties officeooo:rsid="0027bd11"/>
    </style:style>
    <style:style style:name="T10" style:family="text">
      <style:text-properties officeooo:rsid="0029a4c4"/>
    </style:style>
    <style:style style:name="T11" style:family="text">
      <style:text-properties officeooo:rsid="002a4946"/>
    </style:style>
    <style:style style:name="T12" style:family="text">
      <style:text-properties officeooo:rsid="002a4cf3"/>
    </style:style>
    <style:style style:name="T13" style:family="text">
      <style:text-properties officeooo:rsid="003351b8"/>
    </style:style>
    <style:style style:name="T14" style:family="text">
      <style:text-properties officeooo:rsid="0034d2ca"/>
    </style:style>
    <style:style style:name="T15" style:family="text">
      <style:text-properties officeooo:rsid="003acb1f"/>
    </style:style>
    <style:style style:name="T16" style:family="text">
      <style:text-properties officeooo:rsid="003e10da"/>
    </style:style>
    <style:style style:name="T17" style:family="text">
      <style:text-properties officeooo:rsid="00406556"/>
    </style:style>
    <style:style style:name="T18" style:family="text">
      <style:text-properties officeooo:rsid="00435b32"/>
    </style:style>
    <style:style style:name="T19" style:family="text">
      <style:text-properties officeooo:rsid="0045099f"/>
    </style:style>
    <style:style style:name="T20" style:family="text">
      <style:text-properties officeooo:rsid="004a4cbd"/>
    </style:style>
    <style:style style:name="T21" style:family="text">
      <style:text-properties officeooo:rsid="004c8e50"/>
    </style:style>
    <style:style style:name="T22" style:family="text">
      <style:text-properties officeooo:rsid="0054a4cc"/>
    </style:style>
    <style:style style:name="T23" style:family="text">
      <style:text-properties officeooo:rsid="0058b428"/>
    </style:style>
    <style:style style:name="T24" style:family="text">
      <style:text-properties officeooo:rsid="005ac7f3"/>
    </style:style>
    <style:style style:name="T25" style:family="text">
      <style:text-properties officeooo:rsid="005c7e7e"/>
    </style:style>
    <style:style style:name="T26" style:family="text">
      <style:text-properties officeooo:rsid="00640814"/>
    </style:style>
    <style:style style:name="T27" style:family="text">
      <style:text-properties officeooo:rsid="006624be"/>
    </style:style>
    <style:style style:name="T28" style:family="text">
      <style:text-properties officeooo:rsid="006e1ee2"/>
    </style:style>
    <style:style style:name="T29" style:family="text">
      <style:text-properties fo:font-weight="bold" style:font-weight-asian="bold" style:font-weight-complex="bold"/>
    </style:style>
    <style:style style:name="T30" style:family="text">
      <style:text-properties officeooo:rsid="00717411"/>
    </style:style>
    <style:style style:name="T31" style:family="text">
      <style:text-properties officeooo:rsid="007f42b2"/>
    </style:style>
    <style:style style:name="T32" style:family="text">
      <style:text-properties officeooo:rsid="0081d413"/>
    </style:style>
    <style:style style:name="T33" style:family="text">
      <style:text-properties officeooo:rsid="00822b25"/>
    </style:style>
    <style:style style:name="T34" style:family="text">
      <style:text-properties officeooo:rsid="008781d3"/>
    </style:style>
    <style:style style:name="T35" style:family="text">
      <style:text-properties officeooo:rsid="008b9705"/>
    </style:style>
    <style:style style:name="T36" style:family="text">
      <style:text-properties officeooo:rsid="0095c9e3"/>
    </style:style>
    <style:style style:name="T37" style:family="text">
      <style:text-properties officeooo:rsid="009e4b1c"/>
    </style:style>
    <style:style style:name="T38" style:family="text">
      <style:text-properties officeooo:rsid="00a4bc5d"/>
    </style:style>
    <style:style style:name="T39" style:family="text">
      <style:text-properties officeooo:rsid="00a6c692"/>
    </style:style>
    <style:style style:name="T40" style:family="text">
      <style:text-properties officeooo:rsid="00acca7c"/>
    </style:style>
    <style:style style:name="T41" style:family="text">
      <style:text-properties officeooo:rsid="00acfa5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Вопрос №1.</text:p>
      <text:p text:style-name="P4"><text:span text:style-name="T1">С</text:span>кажи себе что ты молодец что ты за это взялся</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68">Ты прости что без очереди что лезу не в свои проекты а в чужие. Но просто всё что она не проебёт она потратит на меня. Я надеюсь. Думаю может стоит ей помочь. Может это выгодно. А может я дурастикой занимаюсь. В любом случае вопрос в том что я ими барыжил и знаю куда смотреть. И могу выбрать нормальное б у за 2 тысячи. Вроде. Сомневаюсь правда. Но кажись могу. А она кажись нет. Я хз. Я по бенчмаркам смотрю. Я вообще в них не шарю, но она тем более.</text:p>
      <text:p text:style-name="P68"/>
      <text:p text:style-name="P68">Ладно. Найдём. Но сосать она будет тебе до конца жизни. Телефон у неё на 10 лет. Ты понимаешь это.</text:p>
      <text:p text:style-name="P68"/>
      <text:p text:style-name="P68">да.</text:p>
      <text:p text:style-name="P68"/>
      <text:p text:style-name="P68">ок. т.е. не старше 2018 года. Птому что пластик. Другой вопрос в чехле носился или нет. И третий вопрос почему продают. т.е. ты понимаешь да, кто-то либо проапгрейдился либо починил и сделал там тачскрин новый или типа того.</text:p>
      <text:p text:style-name="P68"/>
      <text:p text:style-name="P68">Телефонов как говна блин. Я не знаю какой выбрать. Я устал. У меня своих дел полно. Я думал ты поможешь по бырику клик клик сделать и пойти дальше.</text:p>
      <text:p text:style-name="P68"/>
      <text:p text:style-name="P68">С конфигурацией определись. А там посмотрим.</text:p>
      <text:p text:style-name="P68"/>
      <text:p text:style-name="P74">Камера важна. Она там <text:span text:style-name="T24">видео </text:span>уроки собирается вести.</text:p>
      <text:p text:style-name="P74">Мощность. Потому что опять таки, видео уроки.</text:p>
      <text:p text:style-name="P74">Память. Потому что вайбер дохрена места занимает, и скайп тоже.</text:p>
      <text:p text:style-name="P74">Андроид должен иметь функции типа дисплей шеринга и т.п. но это такое я могу наверно и перепрошить.</text:p>
      <text:p text:style-name="P68"/>
      <text:p text:style-name="P68">Если б мог прошил бы давно.</text:p>
      <text:p text:style-name="P68"/>
      <text:p text:style-name="P68">Мне лень бекапить. Я могу. Мне просто оно нахуй не всралось.</text:p>
      <text:p text:style-name="P68"/>
      <text:p text:style-name="P68">Если купишь ноутбук с виндой 7 ты его перепрошьёшь?</text:p>
      <text:p text:style-name="P68"/>
      <text:p text:style-name="P68">да.</text:p>
      <text:p text:style-name="P68"/>
      <text:p text:style-name="P68">ну и с телефонми так же. Я помогу.</text:p>
      <text:p text:style-name="P68"/>
      <text:p text:style-name="P68">к.</text:p>
      <text:p text:style-name="P68"/>
      <text:p text:style-name="P68">ок. версия андроид насрать. Важен только хардвер. Открой свой бенчмарк. Посмотрим что есть.</text:p>
      <text:p text:style-name="P68"/>
      <text:p text:style-name="P69">Открыл. Экран ей надо здоровый.</text:p>
      <text:p text:style-name="P69"/>
      <text:p text:style-name="P69">Насколько?</text:p>
      <text:p text:style-name="P69"/>
      <text:p text:style-name="P69">Я не знаю. </text:p>
      <text:p text:style-name="P69"/>
      <text:p text:style-name="P69">Ну примерно? 5 дюймов минимум? 6? 4?</text:p>
      <text:p text:style-name="P76">15см это лопата. 10 см мало. Знач 12. 6 дюймов.</text:p>
      <text:p text:style-name="P70"/>
      <text:p text:style-name="P70">Отлично. Ограничь. А максимум какой?</text:p>
      <text:p text:style-name="P70"/>
      <text:p text:style-name="P71">Ну 15. 6 дюймов. Больше ей руки не хватит.</text:p>
      <text:p text:style-name="P71"/>
      <text:p text:style-name="P75">ок. сделай с запасом. 6 с половиной.</text:p>
      <text:p text:style-name="P72">Хорошо. IOS или Андроид?</text:p>
      <text:p text:style-name="P72"/>
      <text:p text:style-name="P72">……………………………………………………………………………………………………….. я не знаю. Без понятия. Я видел рынок айфонов. Они в принципе норм. Я не плююсь ни на то ни на другое.</text:p>
      <text:p text:style-name="P72"/>
      <text:p text:style-name="P72">ок. <text:span text:style-name="T13">ну ладно чо поехали. Погоди стоп. Какие есть виды тестов?</text:span></text:p>
      <text:p text:style-name="P72"/>
      <text:p text:style-name="P73">Слинг шот (екстрим – нормал – опенджиель – анлимитед), ворк перформанс, баттери лайф, компьютер вижн, сторедж.</text:p>
      <text:p text:style-name="P73"/>
      <text:p text:style-name="P73">ок. камеру никто не проверяет. Лады. <text:span text:style-name="T14">Всё. Молодец. Иди дальше.</text:span></text:p>
      <text:p text:style-name="P54"/>
      <text:p text:style-name="P53"/>
      <text:p text:style-name="P53"/>
      <text:p text:style-name="P22"/>
      <text:p text:style-name="P46">Вопрос №2.</text:p>
      <text:p text:style-name="P4"><text:span text:style-name="T1">Шагом какого конвеера </text:span>оно является. </text:p>
      <text:p text:style-name="P15">Где начало и конец этого конвеера.</text:p>
      <text:p text:style-name="P15">На какой примерно позиции оно этого конвеера находится этот шаг.</text:p>
      <text:p text:style-name="P4">Т.е. посмотри на это как на функцию. </text:p>
      <text:p text:style-name="P4">И скажи:</text:p>
      <text:p text:style-name="P4">- <text:span text:style-name="T1">какие концепты </text:span>в <text:span text:style-name="T1">эту функцию входят </text:span>(в пространстве-времени)</text:p>
      <text:p text:style-name="P15">- какие концепты из неё выходят</text:p>
      <text:p text:style-name="P4">- какого топлива <text:span text:style-name="T1">эта функция требует</text:span></text:p>
      <text:p text:style-name="P4">- <text:span text:style-name="T1">каких </text:span>расходников <text:span text:style-name="T1">эта функция </text:span>требует.</text:p>
      <text:p text:style-name="P1">Т.е. восприми эту вещь как клей, связывающий то что “на входе” <text:span text:style-name="T1">с тем что “</text:span>на выходе”.</text:p>
      <text:p text:style-name="P1"><text:span text:style-name="T1">Т.е. посмотри то что “на входе” (А) и то что “на выходе” (Б) как разные шаги траектории “от А до Б”, а эту функцию увидь как функцию перемещения, и спроси “ЧТО перемещается от А до Б” (</text:span>может общая черта и т.п.)</text:p>
      <text:p text:style-name="P1">Математически, если эта “функция” (шаг <text:span text:style-name="T1">конвеера</text:span>) имеет несколько <text:span text:style-name="T1">возможных концептов “на входе” и </text:span>несколько <text:span text:style-name="T1">возможных вариантов “на выходе” </text:span>(исходов, <text:span text:style-name="T1">как в ситуации с несколькими возможными исходами</text:span>) – то её надо “параметрайзить” – <text:span text:style-name="T1">т.е. </text:span>выбрать систему координат, <text:span text:style-name="T1">с точки зрения которой у неё будет только один </text:span>вход и один выход <text:span text:style-name="T1">(пример – круг, который если описать через х^2 + y^2 = 1 то это функцие не будет, потому что квадрат – у каждого х и у - два исхода, “верх” и “низ” круга, а если описать через x = Rcos(alpha), y = Rsin(alpha) то у каждой комбинации R и alpha всего один исход (точка на круге)</text:span>.</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
      <text:p text:style-name="P77">Конвеер желаний, школы, солидности.</text:p>
      <text:p text:style-name="P77"/>
      <text:p text:style-name="P77">Купи айфон. 6S. И не еби мозги.</text:p>
      <text:p text:style-name="P77"/>
      <text:p text:style-name="P77">Я слышал камеры у андроидов лучше.</text:p>
      <text:p text:style-name="P77"/>
      <text:p text:style-name="P77">Я тоже много чего слышал.</text:p>
      <text:p text:style-name="P77"/>
      <text:p text:style-name="P78">У 6С памяти 16гб. И нету экстеншенов.</text:p>
      <text:p text:style-name="P78"/>
      <text:p text:style-name="P78">НАКОНЕЦ-ТО. Открой розетку. И посмотри флагшипы.</text:p>
      <text:p text:style-name="P50"/>
      <text:p text:style-name="P50"/>
      <text:p text:style-name="P50"/>
      <text:p text:style-name="P23"/>
      <text:p text:style-name="P2"/>
      <text:p text:style-name="P47">Вопрос №3.</text:p>
      <text:p text:style-name="P3"><text:span text:style-name="T2">О</text:span>бщие черты чего оно модифицирует?</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4"/>
      <text:p text:style-name="P111">Школа учёба скайп вайбер фотки котов цветов деревьев замков и т.п. ездит в Германию иногда. Фоткать экскурсии.</text:p>
      <text:p text:style-name="P79"/>
      <text:p text:style-name="P111">Короче камера это чуть ли не главный девайс.</text:p>
      <text:p text:style-name="P79"/>
      <text:p text:style-name="P79">да.</text:p>
      <text:p text:style-name="P79"/>
      <text:p text:style-name="P79">ладно. Посмотри с камерами. Стоп а баттери лайф? А ну щёлкни. Интересно какой максимум. <text:span text:style-name="T15">Ведь рассчёт тот что она будет весь день вести свои уроки? Толку с телефона которым она 2 часа пофоткает и поснимает видео и всё.</text:span></text:p>
      <text:p text:style-name="P79"/>
      <text:p text:style-name="P80">Наверно…</text:p>
      <text:p text:style-name="P80"/>
      <text:p text:style-name="P80">ок. отлично. Ты понял.</text:p>
      <text:p text:style-name="P80"/>
      <text:p text:style-name="P81">Максимум – сутки неприрывной работы.</text:p>
      <text:p text:style-name="P81"/>
      <text:p text:style-name="P81">Перепроверь.</text:p>
      <text:p text:style-name="P81"/>
      <text:p text:style-name="P82">У меня опенджиель 2.0 на телефоне. А самый современный уже 3.1 </text:p>
      <text:p text:style-name="P82">т.е. у меня устаревшее железо.</text:p>
      <text:p text:style-name="P82"/>
      <text:p text:style-name="P82">да. <text:span text:style-name="T16">а у неё тем более.</text:span></text:p>
      <text:p text:style-name="P82"/>
      <text:p text:style-name="P82"><text:a xlink:type="simple" xlink:href="https://benchmarks.ul.com/hardware/phone/Xiaomi+Mi+Max+2+review" text:style-name="Internet_20_link" text:visited-style-name="Visited_20_Internet_20_Link">Xiaomi Mi Max 2</text:a></text:p>
      <text:p text:style-name="P83">самая огромная батарея по бенчмаркам, огромный экран, металлический вроде как корпус (в сравнении с теми же пластиковыми редми выглядит более солидно).</text:p>
      <text:p text:style-name="P83">3-5 дней батареи хватает. В новом. Охуеть. То что нужно. Ты прав.</text:p>
      <text:p text:style-name="P83">3 тыщи б у. Но 2 дня если смотреть сериалы. Либо сутки если постоянно что-то мутить. Окей.</text:p>
      <text:p text:style-name="P50">https://hotline.ua/mobile-mobilnye-telefony-i-smartfony/xiaomi-mi-max-2-464gb-black/?gclid=CjwKCAjwydP5BRBREiwA-qrCGoIyJFDLJjM7SDQe9rXEJp7DkGb1dOqaXaNwb6zBRuIRZrSr4qekpxoCcuMQAvD_BwE</text:p>
      <text:p text:style-name="P84">вот ссылка на отзывы. От бэд. <text:span text:style-name="T17">Камера вроде как не очень. Но “не очень” по сравнению с чем. Надо смотреть.</text:span></text:p>
      <text:p text:style-name="P85">Документы, почта, огромные буквы, и планшет не нужен. Супер.</text:p>
      <text:p text:style-name="P86">Громкий динамик. Супер.</text:p>
      <text:p text:style-name="P87">Из 64гб доступно 54. охуенно. <text:span text:style-name="T18">И 5 тысяч. </text:span></text:p>
      <text:p text:style-name="P183">Следующий конкурент (по батарее) – Хуауей Р30. И он стоит 12 тысяч. Посмотрим короче.</text:p>
      <text:p text:style-name="P51"><text:span text:style-name="T19">Нокия </text:span><text:a xlink:type="simple" xlink:href="https://benchmarks.ul.com/hardware/phone/Nokia+3.2+review" text:style-name="Internet_20_link" text:visited-style-name="Visited_20_Internet_20_Link">Nokia 3.2</text:a> <text:span text:style-name="T19">стоит в районе 3тыс новая. Но там памяти 16гб.</text:span></text:p>
      <text:p text:style-name="P184">8 ядерный 64гб памяти 4гб оперативки 2 симки. хз. Камера средненькая. <text:s/>Батарея держит 3 дня.</text:p>
      <text:p text:style-name="P52"/>
      <text:p text:style-name="P88">ок. посмотрим.</text:p>
      <text:p text:style-name="P88"/>
      <text:p text:style-name="P89">Новый в районе 4 тыс.</text:p>
      <text:p text:style-name="P50"/>
      <text:p text:style-name="P2"/>
      <text:p text:style-name="P47">Вопрос №4.</text:p>
      <text:p text:style-name="P3">ЧТО я вижу по этому поводу в своей фазе <text:span text:style-name="T2">(осоззнанном сне).</text:span></text:p>
      <text:p text:style-name="P2">Пойти в фазу <text:span text:style-name="T2">(осознанный сон) </text:span>и посмотреть:</text:p>
      <text:p text:style-name="P2">а) автоматизированное решение этого повторения</text:p>
      <text:p text:style-name="P2">- общая картина</text:p>
      <text:p text:style-name="P2">- вид под микроскопом</text:p>
      <text:p text:style-name="P2">- круг приемуществ</text:p>
      <text:p text:style-name="P2">- майндмапы этого</text:p>
      <text:p text:style-name="P2">- "куда идти"</text:p>
      <text:p text:style-name="P2">- "конечный пункт"</text:p>
      <text:p text:style-name="P2">- "как идти с точки зрения того, что есть сегодня, самым коротким путём к тому что я там вижу"</text:p>
      <text:p text:style-name="P2">- средства защиты от подделки</text:p>
      <text:p text:style-name="P2">- характеристики (измеримые параметры, по которым и без всей мешуры понятно, что вещь выгодна)</text:p>
      <text:p text:style-name="P2">- из каких материалов оно сделано (желательео чтоб было серебро-золото)</text:p>
      <text:p text:style-name="P2">б) максимизация прибыли (как с этого повторения, так и с его решения)</text:p>
      <text:p text:style-name="P2">не уверен пока что стоит так с размаху максимизировать прибыль того что ещё не понял, но можно глянуть.Т.е. Попроси в фазе свой мозг составить весь <text:span text:style-name="T2">этот </text:span>вопросник со всеми ответвлениями.</text:p>
      <text:p text:style-name="P2"/>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90">хз. давай пока отключимся немного. От конкретно этой модели. Что я вижу?</text:p>
      <text:p text:style-name="P90"/>
      <text:p text:style-name="P90">Крутость. Это крутой телефон. И стоит столько же. Бенг фор зе бак выше. <text:span text:style-name="T20">Алюминиевая лопата. Держит 3 дня. Бери. На тыщу дороже. Найди.</text:span></text:p>
      <text:p text:style-name="P91">А вообще. Погоди минуту. Та не знаю. Давай глянем бенчмарки параллельно других типов.</text:p>
      <text:p text:style-name="P91"/>
      <text:p text:style-name="P92">Ты найдёшь. Я согласен. Этот сяоми норм. По автономности. Уйти на вес день… она ж звонит постоянно и т.п., да? Снимает видео. Весь день на связи. А её телефона хватает часов на 5.</text:p>
      <text:p text:style-name="P92"/>
      <text:p text:style-name="P92">да.</text:p>
      <text:p text:style-name="P92"/>
      <text:p text:style-name="P92">отлично.</text:p>
      <text:p text:style-name="P92"/>
      <text:p text:style-name="P93">По перформансу слингшота его даже нет в списке. <text:span text:style-name="T21">Перформанс 2 звезды, не популярен. Экран 1980х1080. 4Гб оперативки. Память по разному – есть 64 есть 128 гб.</text:span></text:p>
      <text:p text:style-name="P94">Телефон не игровой. т.е. какой-то там опенджиель есть. Но по перформансу 2 звезды.</text:p>
      <text:p text:style-name="P94"/>
      <text:p text:style-name="P95">По мемори глянь ещё. Ты сказал тебе мемори важно.</text:p>
      <text:p text:style-name="P95"/>
      <text:p text:style-name="P96">Этот мейзу в районе 9400. </text:p>
      <text:p text:style-name="P59"/>
      <text:p text:style-name="P59"/>
      <text:p text:style-name="P59"/>
      <text:p text:style-name="P23"/>
      <text:p text:style-name="P23"/>
      <text:p text:style-name="P48">Вопрос №5.</text:p>
      <text:p text:style-name="P5">Что бы ты сделал в рамках этой вещи такого, что если б появилась возможность сделать снова – ты сделал бы то же самое <text:span text:style-name="T12">(хоть сотню раз)</text:span>?</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97">Я хочу посмотреть этот мейзу. По цифрам он вроде канает. т.е. это не порш. Но батарея у него самая мощная. И 8 ядер. Если ещё дохуя памяи то вообще супер.</text:p>
      <text:p text:style-name="P97"/>
      <text:p text:style-name="P98">Щас максимум 256 вроде в телефон пихают. Пиздец. Ну и технологии.</text:p>
      <text:p text:style-name="P98"/>
      <text:p text:style-name="P98">Супер. Но батарея важнее так? Скоьлко ей той памаяти надо она же не будет фотошопить на телефоне. И игры ставить нид фор спид и прочее.</text:p>
      <text:p text:style-name="P98"/>
      <text:p text:style-name="P98">И то правда.</text:p>
      <text:p text:style-name="P98"/>
      <text:p text:style-name="P98">Вот и отлично. Покликать бы его. Эту камеру. Подержать в руках новый.</text:p>
      <text:p text:style-name="P99">По чём он в Алло?</text:p>
      <text:p text:style-name="P99"/>
      <text:p text:style-name="P100">Нема в наявности. Расхватали. Но в инете в районе 5тыс. Камера 12 Мп. При том что в Мейзу она 50Мп.</text:p>
      <text:p text:style-name="P100"/>
      <text:p text:style-name="P101">ЮСБшную купишь. Короче. Идеальный телефон стоит денег. Хочешь халявы прийдётся на чём-то экономить. Если кто его и апгрейдил то только ради лучшей камеры. Попробуй. Там посмотрим.</text:p>
      <text:p text:style-name="P59"/>
      <text:p text:style-name="P59"/>
      <text:p text:style-name="P1"/>
      <text:p text:style-name="P48">Вопрос №6.</text:p>
      <text:p text:style-name="P5">Что я колдую? </text:p>
      <text:p text:style-name="P16">Что притягивается в мою жизнь, когда я имею эту проблему?</text:p>
      <text:p text:style-name="P1">Моя гипотеза, <text:span text:style-name="T3">которая может показать, </text:span>почему этот вопрос важен.</text:p>
      <text:p text:style-name="P25"/>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101">Я хз простое решение чтоб меня не заёбывали. Алюминий не трескается. Но гнётся. И царапается. Хз</text:p>
      <text:p text:style-name="P101"/>
      <text:p text:style-name="P101">значит лучше видно падал или нет. Поищи. Прям щас.</text:p>
      <text:p text:style-name="P101"/>
      <text:p text:style-name="P102">До 3 тыс все почему то битые. Ну почти. Не ну есть предложения и по 2 с чем-то тыщи.</text:p>
      <text:p text:style-name="P103">Но … короче 80 телефонов. Бери не хочу.</text:p>
      <text:p text:style-name="P103"/>
      <text:p text:style-name="P103">Отлично.</text:p>
      <text:p text:style-name="P103"/>
      <text:p text:style-name="P103">Тачскрин вроде как 160грн.</text:p>
      <text:p text:style-name="P103"><text:a xlink:type="simple" xlink:href="https://www.aks.ua/item/view/326740/sensor-tachskrin-dlya-xiaomi-mi-max-2-white.html" text:style-name="Internet_20_link" text:visited-style-name="Visited_20_Internet_20_Link">https://www.aks.ua/item/view/326740/sensor-tachskrin-dlya-xiaomi-mi-max-2-white.html</text:a></text:p>
      <text:p text:style-name="P103">но я понимаю что это надо феном греть и хз получится ли. Но факт остаётся фактом. Детали к китайским телефонам дешёвые. Потому что их можно в китае купить вёдрамми. Это тебе не айфон который нихера не продаёт кроме цельного продукта. Где тач был 70 баксов вроде.</text:p>
      <text:p text:style-name="P103"/>
      <text:p text:style-name="P103">Угу. Так ладно. Поехали дальше.</text:p>
      <text:p text:style-name="P59"/>
      <text:p text:style-name="P59"/>
      <text:p text:style-name="P59"/>
      <text:p text:style-name="P21"/>
      <text:p text:style-name="P48">Вопрос №7.</text:p>
      <text:p text:style-name="P5">Что ты можешь сейчас сделать чтоб сделать себе хорошо?</text:p>
      <text:p text:style-name="P1"><text:span text:style-name="T3">Этот вопрос важен, потому что </text:span>многие вещи <text:span text:style-name="T3">часто </text:span>являются психосоматикой.</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103">Поел укропа. Очень мне вкусно.</text:p>
      <text:p text:style-name="P103"/>
      <text:p text:style-name="P103">)) </text:p>
      <text:p text:style-name="P103">поешь ещё.</text:p>
      <text:p text:style-name="P103"/>
      <text:p text:style-name="P103">эм.</text:p>
      <text:p text:style-name="P103"/>
      <text:p text:style-name="P103">со сметанкой. Замути себе. Такую типа пасту. Блендером. И намажь на хлеб</text:p>
      <text:p text:style-name="P103"/>
      <text:p text:style-name="P103">фу. хлеб. Я так сьем.</text:p>
      <text:p text:style-name="P103"/>
      <text:p text:style-name="P103">Наконец-то. Люди не знают как юзать телефоны. А ты знаешь. 12 мегапикселей меня смущает. Если б не это я б сразу сказал брать этот.</text:p>
      <text:p text:style-name="P103"/>
      <text:p text:style-name="P104">Второй вопрос. Ты уверен что батарея важнее чем перформанс? т.е. подумай. Через 5 лет батарея сдохнет.</text:p>
      <text:p text:style-name="P104"/>
      <text:p text:style-name="P104">А процессор через 5 лет устареет.</text:p>
      <text:p text:style-name="P104"/>
      <text:p text:style-name="P104">Это да. Но батарею можно поменять. А процессор нет.</text:p>
      <text:p text:style-name="P104"/>
      <text:p text:style-name="P104">Не знаю. Хороший вариант по моему.</text:p>
      <text:p text:style-name="P104"/>
      <text:p text:style-name="P104">Отвлекись от него пока. Поищи ворк перформанс.</text:p>
      <text:p text:style-name="P104"/>
      <text:p text:style-name="P105">Мейзу опять. 17 или 16. и ещё какие-то. хз. Я их не видел. <text:s/><text:span text:style-name="T22">При том что Мейзу стоит 5тыс. 16й. А я хотел брать за 4тыс тот сяоми. Или за 3, не помню уже. Короче чем дороже тем лучше. Ты прав. Нечего тут ресёрчить. Сколько есть бабла столько и пусть тратит. Есть б у хорошие варианты. Но халявы не будет. Это техника. Она всегда стоит денег.</text:span></text:p>
      <text:p text:style-name="P105"/>
      <text:p text:style-name="P106">Посмотри пару по ворк перформансу. Тех что незнакомые.</text:p>
      <text:p text:style-name="P107">6-7-9 тыщ. Честно глядя на её карту я думаю тот сяоми ей по карману. А брать шото другое потому что “О, У меня есть аж 6 тыщ, надо купить”… это бедность.</text:p>
      <text:p text:style-name="P107"/>
      <text:p text:style-name="P107">…</text:p>
      <text:p text:style-name="P107"/>
      <text:p text:style-name="P108">нахуя ей телефон скажи мне?</text:p>
      <text:p text:style-name="P108"/>
      <text:p text:style-name="P108">Звонить. Фоткать. Канать под школьников. Быть крутой. А ещё слушать на уроке аудио. И смотреть видео.</text:p>
      <text:p text:style-name="P108"/>
      <text:p text:style-name="P108">Всё что ты описал делает и сяоми. Скажи этот мейзу с повышенным перформансом. Как она его ощутит?</text:p>
      <text:p text:style-name="P108"/>
      <text:p text:style-name="P108">Не знаю. хз.</text:p>
      <text:p text:style-name="P108"/>
      <text:p text:style-name="P108">Охуеть. Ладно. Скорость. Будет прыгать и т.п. забыл?</text:p>
      <text:p text:style-name="P108"/>
      <text:p text:style-name="P108">Та я помню.</text:p>
      <text:p text:style-name="P108"/>
      <text:p text:style-name="P108">Ты бы какой хотел покликать?</text:p>
      <text:p text:style-name="P108"/>
      <text:p text:style-name="P108">хз. оба.</text:p>
      <text:p text:style-name="P108"/>
      <text:p text:style-name="P108">сравнишь ревьюхи. У меня всё.</text:p>
      <text:p text:style-name="P59"/>
      <text:p text:style-name="P59"/>
      <text:p text:style-name="P59"/>
      <text:p text:style-name="P1"/>
      <text:p text:style-name="P48">Вопрос №8.</text:p>
      <text:p text:style-name="P6">Выскажись своему "видению" (этой проблемы). </text:p>
      <text:p text:style-name="P17">Т.е. представь диалог. </text:p>
      <text:p text:style-name="P17">Есть ты (от первого лица).</text:p>
      <text:p text:style-name="P17">Есть эта проблема (как личность, сидящая лицом к тебе).</text:p>
      <text:p text:style-name="P17">И скажи ей:</text:p>
      <text:p text:style-name="P6">- <text:span text:style-name="T4">что ты её любишь</text:span></text:p>
      <text:p text:style-name="P6">- <text:span text:style-name="T4">что не можешь без него жить</text:span></text:p>
      <text:p text:style-name="P6">- свое мнение</text:p>
      <text:p text:style-name="P6">- <text:span text:style-name="T4">свои тревоги</text:span></text:p>
      <text:p text:style-name="P6">- что <text:span text:style-name="T4">ты </text:span>видишь</text:p>
      <text:p text:style-name="P6">- <text:span text:style-name="T4">спроси его надо ли тебе </text:span>применить к нему какие-то коэффициенты <text:span text:style-name="T4">(обновить свои знания и ожидания в чём-то) </text:span>чтоб лучше его понять.</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108">Подтяни… поспрашивай.</text:p>
      <text:p text:style-name="P108"/>
      <text:p text:style-name="P108">Что</text:p>
      <text:p text:style-name="P108"/>
      <text:p text:style-name="P108">комментируй за двоих</text:p>
      <text:p text:style-name="P108"/>
      <text:p text:style-name="P108">ага тогда она будет бубнеть за двоих. Я не буду блядь себя (тебя) слышать</text:p>
      <text:p text:style-name="P108"/>
      <text:p text:style-name="P108">умничка. Наконец-то ты не лезешь за советом к маме.</text:p>
      <text:p text:style-name="P108">Погуглишь топ 10 телефонов (общиг в 4 списках). Если ни один не понравится купишь сяоми.</text:p>
      <text:p text:style-name="P108"/>
      <text:p text:style-name="P108">к. ладно.</text:p>
      <text:p text:style-name="P108"/>
      <text:p text:style-name="P108">Это не первый и не последний телефон. А “батарея держит 5 дней” звучит охуенно.</text:p>
      <text:p text:style-name="P59"/>
      <text:p text:style-name="P59"/>
      <text:p text:style-name="P59"/>
      <text:p text:style-name="P1"/>
      <text:p text:style-name="P49">Вопрос №9.</text:p>
      <text:p text:style-name="P7">Представь <text:span text:style-name="T5">что ты видишь себя со стороны. </text:span></text:p>
      <text:p text:style-name="P18">В окружении таких же людей как ты (с такой же проблемой и такими же методами её решения).</text:p>
      <text:p text:style-name="P19">Но представь что ты – единственный кто считает что эти “принятые” решения нерабочие / нечестные / несправедливые / недостойные и т.п. </text:p>
      <text:p text:style-name="P19">И что ты единственный среди них кто верит что решить её можно только когда все вокруг неё обьеденятся.</text:p>
      <text:p text:style-name="P9">Что ты видишь?</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55">Сяоми громкая фирма. Мейзу не знаю не всплывает на уме. Речь о запчастях. </text:p>
      <text:p text:style-name="P55">И битые экраны по 160грн это очень даже привлекательно. Я б даже себе такой купил.</text:p>
      <text:p text:style-name="P55"/>
      <text:p text:style-name="P55">Отлично. Сяоми значит сяоми а га мейзу по чём тачскрин?</text:p>
      <text:p text:style-name="P55"/>
      <text:p text:style-name="P56">105…</text:p>
      <text:p text:style-name="P56"/>
      <text:p text:style-name="P56">охуеть чувак. А на алиекспрессе ещё наверно дешевле да?</text:p>
      <text:p text:style-name="P56"/>
      <text:p text:style-name="P56">Я не знаю не смотрел.</text:p>
      <text:p text:style-name="P56"/>
      <text:p text:style-name="P56">Посмотри. Сука. По 100 гривен тачскрины это блядь копейки. Отметь себе это жирным.</text:p>
      <text:p text:style-name="P58">На китайские телефоны ставятся китайские запчасти. А китайские запчасти дешёвые. Тачскрин например от 100 до 120грн. На топовые телефоны. Айфоновые запчасти ты бы за столько не купил. <text:span text:style-name="T23">900 грн блядь.</text:span></text:p>
      <text:p text:style-name="P53"/>
      <text:p text:style-name="P57">Есть такое</text:p>
      <text:p text:style-name="P57"/>
      <text:p text:style-name="P57">вот и отлично.</text:p>
      <text:p text:style-name="P53"/>
      <text:p text:style-name="P25"/>
      <text:p text:style-name="P1"/>
      <text:p text:style-name="P23">Вопрос №10. </text:p>
      <text:p text:style-name="P10">Что НА САМОМ ДЕЛЕ произошло?</text:p>
      <text:p text:style-name="P8">- <text:span text:style-name="T6">события</text:span></text:p>
      <text:p text:style-name="P8">- <text:span text:style-name="T6">причины</text:span></text:p>
      <text:p text:style-name="P8">- <text:span text:style-name="T6">следствия</text:span></text:p>
      <text:p text:style-name="P8">- роль <text:span text:style-name="T6">этого события между этими причинами и этими следствиями?</text:span></text:p>
      <text:p text:style-name="P22"><text:span text:style-name="T6">(</text:span>по сути <text:span text:style-name="T6">это поисковой ресёрч – сбор фактов, причин, следствий и связей).</text:span></text:p>
      <text:p text:style-name="P22"/>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109">Та мать ноет что телефон надо по работе.</text:p>
      <text:p text:style-name="P109">Бо вайбер типа не запускается вообще, почта тоже. А у неё там щас вся учёба онлайн. Просит решить повторение.</text:p>
      <text:p text:style-name="P109"/>
      <text:p text:style-name="P109">Ладно. Решим.</text:p>
      <text:p text:style-name="P109">Так как я сказал. Глянь на первую страницу каждого списка. То что всплывает на всех четырёх или пяти – поищи. Не подойдёт ни один – купишь Сяоми. Блядь слова эти китайские задрали. Делать мне нечего. Неделю на бу шную технику убил.</text:p>
      <text:p text:style-name="P109">Давай так. Выход из бедности не только в производительности. Но и в экономности при апгрейдах.</text:p>
      <text:p text:style-name="P109"/>
      <text:p text:style-name="P109">Эм</text:p>
      <text:p text:style-name="P109">в голове сразу мысль как экономику апгрейдят. Покупают новые поезда чем подешевле и т.п.</text:p>
      <text:p text:style-name="P109"/>
      <text:p text:style-name="P109">да. это то чем ты занимаешься. 5 тысяч это не шутки. Это 50 уроков. Ей сегодня 400грн заплатили. За 3 урока.</text:p>
      <text:p text:style-name="P109"/>
      <text:p text:style-name="P109">…</text:p>
      <text:p text:style-name="P109"/>
      <text:p text:style-name="P109">короче ты понял да? Все телефоны из первой страницы хорошие. Не обязательно топовый. Но не пытайся выебнуться или требовать. Лично я б предпочёл получить сдачу в подарок в мой типджар.</text:p>
      <text:p text:style-name="P59"/>
      <text:p text:style-name="P59"/>
      <text:p text:style-name="P22"/>
      <text:p text:style-name="P23">Вопрос №11.</text:p>
      <text:p text:style-name="P8">Является ли эта вещь шкалой? </text:p>
      <text:p text:style-name="P10">Чтоб выяснить – спроецируй себя в такие ситуации (просто запиши, если бы ты был в каждой из них, как бы она выглядела):</text:p>
      <text:p text:style-name="P8"><text:span text:style-name="T6">Если “р</text:span>еш<text:span text:style-name="T6">у </text:span>задачу = <text:span text:style-name="T6">пятёрка [подарок, </text:span>социальное признание<text:span text:style-name="T6">]</text:span>, не реш<text:span text:style-name="T6">у</text:span> = ремень [нарушение моей целостности]".</text:p>
      <text:p text:style-name="P10">И наоборот.</text:p>
      <text:p text:style-name="P10">Если “решу задачу = ремень, не решу = пятёрка (подарок, статус и т.п.).”</text:p>
      <text:p text:style-name="P23">Один вариант может казаться более знакомым чем другой.</text:p>
      <text:p text:style-name="P22">Любая шкала почти всегда навязана (1% где-то природного происхождения).</text:p>
      <text:p text:style-name="P22"><text:span text:style-name="T6">И</text:span> она воюет <text:span text:style-name="T6">ремнями и статусами </text:span>за право жизни <text:span text:style-name="T6">в сердцах людей.</text:span></text:p>
      <text:p text:style-name="P22">Не имея этого "конструкта шкалы" ты перестанешь отходить от задачи чтоб доказать кому-то её важность.</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110">Тут скорей совет а не телефон.</text:p>
      <text:p text:style-name="P110">Она ведь сама заработала. И сама платит. Она тебя просит “пройтись по магазинам”. Она понятия не имеет откуда твои данные.</text:p>
      <text:p text:style-name="P110">Презентировать свой документ ты не будешь. Но я бы показал.</text:p>
      <text:p text:style-name="P110">Вернись нверх отметь жирным какие функции ей нужны.</text:p>
      <text:p text:style-name="P59"/>
      <text:p text:style-name="P59"/>
      <text:p text:style-name="P59"/>
      <text:p text:style-name="P1"/>
      <text:p text:style-name="P23"/>
      <text:p text:style-name="P23">Вопрос №12.</text:p>
      <text:p text:style-name="P10">Сделай “сборку” этого вопроса.</text:p>
      <text:p text:style-name="P8"><text:span text:style-name="T6">П</text:span>рочувствуй <text:span text:style-name="T6">внутренние процессы</text:span>:</text:p>
      <text:p text:style-name="P8">- это<text:span text:style-name="T6">го</text:span> событи<text:span text:style-name="T6">я</text:span></text:p>
      <text:p text:style-name="P8">- вс<text:span text:style-name="T6">его </text:span>что с ним связано</text:p>
      <text:p text:style-name="P8">- <text:span text:style-name="T6">тебя</text:span></text:p>
      <text:p text:style-name="P8">- <text:span text:style-name="T6">того что тебя с ним </text:span>обьединяет</text:p>
      <text:p text:style-name="P8">- <text:span text:style-name="T6">всех прохожих проходящих мимо этого события</text:span></text:p>
      <text:p text:style-name="P8">- информационного поля</text:p>
      <text:p text:style-name="P8">- всех остальных во вселенной</text:p>
      <text:p text:style-name="P22">  * чтоб дать мозгам понять что ты решил что-то в этом плане навсегда изменить. </text:p>
      <text:p text:style-name="P22">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например без этого можешь отключить центр поиска подручных средств и анализа текущего т.е. <text:span text:style-name="T6">н</text:span>астоящего момента).</text:p>
      <text:p text:style-name="P25"/>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115">Отличный телефон.</text:p>
      <text:p text:style-name="P115">Но камера слабая. Короче я сказал как искать.</text:p>
      <text:p text:style-name="P115">Можешь с ней делать. Сам будешь долго на этом компе. А она будет нихуя не делать.</text:p>
      <text:p text:style-name="P115">Пускай хоть поучаствует.</text:p>
      <text:p text:style-name="P115"/>
      <text:p text:style-name="P115">Опять просишь её поддержки? Тебя ж похвалили. За поиск. Самостоятельный.</text:p>
      <text:p text:style-name="P59"/>
      <text:p text:style-name="P59"/>
      <text:p text:style-name="P22"/>
      <text:p text:style-name="P32">Вопрос №13.</text:p>
      <text:p text:style-name="P4">Представь что эта вещь (проблема) летает в вакууме, в котором нет ни энергии ни других вещей. Что ты видишь?</text:p>
      <text:p text:style-name="P1"/>
      <text:p text:style-name="P26">Открытый ответ (какие мысли, образы, внутренние диалоги, ощущения, эмоции, предчувствия, проекции и т.п. возникают - всё писать сюда).</text:p>
      <text:p text:style-name="P26">Все существенные (полезные) мысли выделить жирным (т.е. те, которые не хотелось бы чтоб пропали).</text:p>
      <text:p text:style-name="P26"/>
      <text:p text:style-name="P115">Процессинг пауер. Батарея нахуй. Купи геймерский телефон за 5 тысяч долларов.</text:p>
      <text:p text:style-name="P115"/>
      <text:p text:style-name="P115">Нету у неё 5ти тысяч долларов.</text:p>
      <text:p text:style-name="P115"/>
      <text:p text:style-name="P115">а. тогда сяоми.</text:p>
      <text:p text:style-name="P60"/>
      <text:p text:style-name="P60"/>
      <text:p text:style-name="P60"/>
      <text:p text:style-name="P33"/>
      <text:p text:style-name="P1"/>
      <text:p text:style-name="P32">Вопрос №14.</text:p>
      <text:p text:style-name="P4">Чем (какими своими частями) этот пункт решает повторяющиеся проблемы?</text:p>
      <text:p text:style-name="P1"/>
      <text:p text:style-name="P26">Открытый ответ (какие мысли, образы, внутренние диалоги, ощущения, эмоции, предчувствия, проекции и т.п. возникают - всё писать сюда).</text:p>
      <text:p text:style-name="P26">Все существенные (полезные) мысли выделить жирным (т.е. те, которые не хотелось бы чтоб пропали).</text:p>
      <text:p text:style-name="P26"/>
      <text:p text:style-name="P115">Камерой. Процессором. Памятью. Батареей. Ты открыл 4 теста. Мы сказали как искать. Иди к ней. Нет. Открой на своём компе. <text:span text:style-name="T25">И она не запомнит твой мега монолог. Делай. 4 списка. И подсвети юнион (общие). В таблице.</text:span></text:p>
      <text:p text:style-name="P115"/>
      <text:p text:style-name="P116">Я не могу блядь на этом компе.</text:p>
      <text:p text:style-name="P116"/>
      <text:p text:style-name="P116">да. потому что ПЕРФОРМАНС важен. Но ей не по карману перформанс. Потому бери батареей.</text:p>
      <text:p text:style-name="P116"/>
      <text:p text:style-name="P117">В первой 20ке в 4х колонках нет нихуя общего. Разве что хуавей р30. Имеет норм батарею и сторедж. А так все отличаются.</text:p>
      <text:p text:style-name="P117"/>
      <text:p text:style-name="P117">А почему знаешь?</text:p>
      <text:p text:style-name="P117"/>
      <text:p text:style-name="P117">Потому что перформанс тратит энергию.</text:p>
      <text:p text:style-name="P117"/>
      <text:p text:style-name="P117">Верно.</text:p>
      <text:p text:style-name="P117"/>
      <text:p text:style-name="P117">Выходит тот её сяоми будет тот ещё дерьмо в плане перформанса.</text:p>
      <text:p text:style-name="P117"/>
      <text:p text:style-name="P118">Под сомнением. Глянешь ревью. Глянь первую сотню. И блядь не кликай. Кодом.</text:p>
      <text:p text:style-name="P118"/>
      <text:p text:style-name="P119">Написал.</text:p>
      <text:p text:style-name="P114">$.map($("a.OneLinkNoTx"), function(item) { console.log(item.innerHTML) })</text:p>
      <text:p text:style-name="P119"/>
      <text:p text:style-name="P119">пиздец. Хер бы она это сделала. <text:span text:style-name="T26">Давай. Собери это в данные. В файл. </text:span></text:p>
      <text:p text:style-name="P119"/>
      <text:p text:style-name="P120">Сука. Что ты от меня хочешь?</text:p>
      <text:p text:style-name="P120"/>
      <text:p text:style-name="P120">А ты что от меня хочешь?</text:p>
      <text:p text:style-name="P120"/>
      <text:p text:style-name="P120">Я хочу помочь ей.</text:p>
      <text:p text:style-name="P120"/>
      <text:p text:style-name="P120">Не говори слово на букву П. Звучит как “я хочу сосать”.</text:p>
      <text:p text:style-name="P120">Тебя кормят вот ты и помогаешь. Потому что иначе тебе будут ездить по ушам какое ты дерьмо.</text:p>
      <text:p text:style-name="P120">По сути тебе нужно минимизировать ощущение что ты дерьмо.</text:p>
      <text:p text:style-name="P120"/>
      <text:p text:style-name="P121">Вернуть вспять.</text:p>
      <text:p text:style-name="P121"/>
      <text:p text:style-name="P121">Ну значит вернуть вспять. хз. <text:span text:style-name="T27">Треть вопросов только прошла. А ты уже ноешь.</text:span></text:p>
      <text:p text:style-name="P122">Собери 4 массива.</text:p>
      <text:p text:style-name="P60"/>
      <text:p text:style-name="P123">Короче. Что делать ты знаешь. У меня всё.</text:p>
      <text:p text:style-name="P60"/>
      <text:p text:style-name="P33"/>
      <text:p text:style-name="P1"/>
      <text:p text:style-name="P32">Вопрос №15.</text:p>
      <text:p text:style-name="P4">Почему (по каким причинам этот пункт решает повторяющиеся проблемы?</text:p>
      <text:p text:style-name="P1"/>
      <text:p text:style-name="P26">Открытый ответ (какие мысли, образы, внутренние диалоги, ощущения, эмоции, предчувствия, проекции и т.п. возникают - всё писать сюда).</text:p>
      <text:p text:style-name="P26">Все существенные (полезные) мысли выделить жирным (т.е. те, которые не хотелось бы чтоб пропали).</text:p>
      <text:p text:style-name="P26"/>
      <text:p text:style-name="P123">Много памяти и быстро считает. И батарея.</text:p>
      <text:p text:style-name="P60"/>
      <text:p text:style-name="P60"/>
      <text:p text:style-name="P60"/>
      <text:p text:style-name="P33"/>
      <text:p text:style-name="P34">Вопрос №16.</text:p>
      <text:p text:style-name="P4">Можно ли (и стоит ли) решить повторяющуюся проблему, котор<text:span text:style-name="T7">ую</text:span> оно решает, <text:span text:style-name="T7">так </text:span>чтоб это повторение создавало меньше заморочек для меня?</text:p>
      <text:p text:style-name="P34">Скорей всего нет, ещё рано что-то менять, но посмотреть стоит.</text:p>
      <text:p text:style-name="P27"/>
      <text:p text:style-name="P27">Открытый ответ (какие мысли, образы, внутренние диалоги, ощущения, эмоции, предчувствия, проекции и т.п. возникают - всё писать сюда).</text:p>
      <text:p text:style-name="P27">Все существенные (полезные) мысли выделить жирным (т.е. те, которые не хотелось бы чтоб пропали).</text:p>
      <text:p text:style-name="P27"/>
      <text:p text:style-name="P123">Сяоми. И не еби мозги. Хайлайтни зелёным то что выдаст 4 строки и всё.</text:p>
      <text:p text:style-name="P61"/>
      <text:p text:style-name="P61"/>
      <text:p text:style-name="P61"/>
      <text:p text:style-name="P35"/>
      <text:p text:style-name="P34">Вопрос №17.</text:p>
      <text:p text:style-name="P4">Какой перманентный вред нанесённый мне оно решает?</text:p>
      <text:p text:style-name="P27"/>
      <text:p text:style-name="P27">Открытый ответ (какие мысли, образы, внутренние диалоги, ощущения, эмоции, предчувствия, проекции и т.п. возникают - всё писать сюда).</text:p>
      <text:p text:style-name="P27">Все существенные (полезные) мысли выделить жирным (т.е. те, которые не хотелось бы чтоб пропали).</text:p>
      <text:p text:style-name="P27"/>
      <text:p text:style-name="P124">Техника. хз. Я типа технарь. Надёжный чувак. Хотя нет. Я просто чувак.</text:p>
      <text:p text:style-name="P124"/>
      <text:p text:style-name="P124">Отлично. Наконец-то ты не присваиваешь результаты. Блин если б не руби… так. Всё. Иди.</text:p>
      <text:p text:style-name="P125">Я говорю без руби ты бы по жизни загнулся.</text:p>
      <text:p text:style-name="P125"/>
      <text:p text:style-name="P125">Согласен.</text:p>
      <text:p text:style-name="P125"/>
      <text:p text:style-name="P112">Программирование изучи.</text:p>
      <text:p text:style-name="P125"/>
      <text:p text:style-name="P125">к</text:p>
      <text:p text:style-name="P61"/>
      <text:p text:style-name="P126">блядь чувак лоадни файл. Ямл. Хватит. Или вручную. Задрало ждать.</text:p>
      <text:p text:style-name="P127">Охуенно. Ты запорол данные немного но хер с ним. Теперь понятно на что смотреть. Бери топовые зелёные по батарее. Которые б у как раз вписываются в цену. И покончим с этим.</text:p>
      <text:p text:style-name="P61">…</text:p>
      <text:p text:style-name="P35"/>
      <text:p text:style-name="P37">Вопрос №18.</text:p>
      <text:p text:style-name="P11">Какие у него есть методы решения этого перманентного вреда нанесённого мне?</text:p>
      <text:p text:style-name="P28"/>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27">Оптимальность. ок.</text:p>
      <text:p text:style-name="P127">Мегапиксели ещё надо смотреть.</text:p>
      <text:p text:style-name="P127">Скопируй на 2 вкладку.</text:p>
      <text:p text:style-name="P128">Сука. Доделай. Тогда вернёшься.</text:p>
      <text:p text:style-name="P128"/>
      <text:p text:style-name="P129">Сделал</text:p>
      <text:p text:style-name="P129"/>
      <text:p text:style-name="P130">вот теперь иди дальше.</text:p>
      <text:p text:style-name="P62"/>
      <text:p text:style-name="P62">…</text:p>
      <text:p text:style-name="P36"/>
      <text:p text:style-name="P37">Вопрос №19.</text:p>
      <text:p text:style-name="P11">Чьи ещё повторяющиеся проблемы и перманентные вреды оно решает и какими методами? </text:p>
      <text:p text:style-name="P11">И могу ли я их решить <text:span text:style-name="T8">сам?</text:span></text:p>
      <text:p text:style-name="P11">(а.к.а. Распутать гадюшник, <text:span text:style-name="T8">взять на себя роль делающую этот пункт ценным</text:span>).</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30">Учеников. Им показывают видео германии на телевизоре. И музыку крутят.</text:p>
      <text:p text:style-name="P130"/>
      <text:p text:style-name="P130">ок. шерить экран.</text:p>
      <text:p text:style-name="P62"/>
      <text:p text:style-name="P62"/>
      <text:p text:style-name="P62">…</text:p>
      <text:p text:style-name="P36"/>
      <text:p text:style-name="P37"/>
      <text:p text:style-name="P37">Вопрос №20.</text:p>
      <text:p text:style-name="P11">Решения каких повторяющихся проблем и нанесённых кому-то перманентных вредов этой вещи избыточно? (в мире) </text:p>
      <text:p text:style-name="P36">Т.е. <text:span text:style-name="T8">какие вещи ему н</text:span>астолько просто <text:span text:style-name="T8">решать</text:span>, что ему решать их "одним больше одним, меньше - пофиг - никаких существенных дополнительных энергозатрат <text:span text:style-name="T8">при росте нагрузки</text:span>".</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30">Умный выбор. Батарея, 8 ядер. Честно по мощности он по современным меркам такой, каким 5 лет назад был твой самсунг джей мини.</text:p>
      <text:p text:style-name="P130">Он лопата. Батареи хватает на дохера. Не вижу проблемы. Если что купишь новые запчасти. Оптимальный бенг фор зе бак. Если хочешь компетишн из син – надо бабки.</text:p>
      <text:p text:style-name="P130">Так ей и скажи.</text:p>
      <text:p text:style-name="P130">т.е. есть две опции. “не отставать” и “быть впереди”. Быть впереди стоит 14 тыс за новый. Может быть за 5-7 тыс реально найти такой вот бушный телефон.</text:p>
      <text:p text:style-name="P130"/>
      <text:p text:style-name="P130">Угу и она скажет “Хочу передовой. На тебе сынок 5 тысяч”.</text:p>
      <text:p text:style-name="P130"/>
      <text:p text:style-name="P130">… хз. </text:p>
      <text:p text:style-name="P130"/>
      <text:p text:style-name="P130">Она ж дура. Она из контекста всегда вырывает.</text:p>
      <text:p text:style-name="P130"/>
      <text:p text:style-name="P130">…</text:p>
      <text:p text:style-name="P130"/>
      <text:p text:style-name="P130">иди. Передовой телефон не купишь за её 6 штук на карте. Репетиторша бедная ебанутая. Хуже Вали Массажистки блядь.</text:p>
      <text:p text:style-name="P62"/>
      <text:p text:style-name="P62">…</text:p>
      <text:p text:style-name="P36"/>
      <text:p text:style-name="P1"/>
      <text:p text:style-name="P37">Вопрос №21.</text:p>
      <text:p text:style-name="P4">Как это повторение делает меня лучше?</text:p>
      <text:p text:style-name="P28"/>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30">Никак. “Мама с телефоном. Ваааааааау”.</text:p>
      <text:p text:style-name="P130"/>
      <text:p text:style-name="P130">хм.</text:p>
      <text:p text:style-name="P130">а может я просто реально дибил. Если я от людей вроде неё завишу</text:p>
      <text:p text:style-name="P130"/>
      <text:p text:style-name="P130">уже не зависишь</text:p>
      <text:p text:style-name="P130">ты решил поддержку.</text:p>
      <text:p text:style-name="P130"/>
      <text:p text:style-name="P130">к</text:p>
      <text:p text:style-name="P62"/>
      <text:p text:style-name="P62"/>
      <text:p text:style-name="P62">…</text:p>
      <text:p text:style-name="P37"/>
      <text:p text:style-name="P37"/>
      <text:p text:style-name="P37">Вопрос №22.</text:p>
      <text:p text:style-name="P11">Задай себе вопрос, на каком этапе твоей жизни это возникло впервые.</text:p>
      <text:p text:style-name="P11">И представь что ты <text:span text:style-name="T8">тогдашний </text:span>(того возраста) говоришь об этом понятии себе сегодняшнему. Слово в слово. </text:p>
      <text:p text:style-name="P36">Тоже <text:span text:style-name="T8">глубокая </text:span>терапия. Чтоб не тыкать себе палки в колёса дальше на этом пути</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30">Скажи мне пожалуйста. </text:p>
      <text:p text:style-name="P130">А что будет если ты не купишь?</text:p>
      <text:p text:style-name="P130"/>
      <text:p text:style-name="P130">У старухи не будет мобилы за 15 тысяч. Она же проёбывает сумки постоянно.</text:p>
      <text:p text:style-name="P130"/>
      <text:p text:style-name="P130">Вот вот. Запиши это.</text:p>
      <text:p text:style-name="P113">Варианты за 10-15+ тысяч не подходят, потому что она вечно забывает где-то сумки.</text:p>
      <text:p text:style-name="P62"/>
      <text:p text:style-name="P130">Тогда остаётся тот сяоми. Неплохой вариант.</text:p>
      <text:p text:style-name="P62">…</text:p>
      <text:p text:style-name="P36"/>
      <text:p text:style-name="P1"/>
      <text:p text:style-name="P37">Вопрос №23.</text:p>
      <text:p text:style-name="P4">БЛАГОДАРНОСТЬ</text:p>
      <text:p text:style-name="P12">Проговори в уме:</text:p>
      <text:p text:style-name="P12">Я благодарю…:</text:p>
      <text:p text:style-name="P4">- <text:span text:style-name="T8">его </text:span>(предмет <text:span text:style-name="T8">вопроса</text:span>)</text:p>
      <text:p text:style-name="P4">- его существовани<text:span text:style-name="T8">е</text:span></text:p>
      <text:p text:style-name="P4">- всё что он(о) даёт</text:p>
      <text:p text:style-name="P4">- всех кто мне что либо даёт когда оно у меня есть</text:p>
      <text:p text:style-name="P4">- всё что мне приходит когда оно у меня есть</text:p>
      <text:p text:style-name="P4">- все методы делать себе хорошо которые мне доступны когда оно у меня есть</text:p>
      <text:p text:style-name="P4">- всё что не мешает и не сопротивляется созданию, поддержанию и защите этого (или вакуумов в которых оно есть)</text:p>
      <text:p text:style-name="P4">- всех ради кого оно создаётся поддерживается и защищается</text:p>
      <text:p text:style-name="P4">- всё ради чего оно создаётся поддерживается и защищается</text:p>
      <text:p text:style-name="P4">- всё чем я есть когда оно у меня есть <text:span text:style-name="T8">(</text:span>это защита от тех кто мне будет упрекать что <text:s/>я чего-то “не заслужил”, <text:span text:style-name="T8">и</text:span>ли <text:span text:style-name="T8">что я “</text:span>что-то не так сделал и заслужил проблему”. Упырей короче которые пытаются меня добить <text:span text:style-name="T8">воспользовавшись этой проблемой).</text:span></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31">Редми ноут 8 ты хотел взять. За 4 штуки. И теперь как видишь какое он дерьмо то аж смешно сколько ты денег чуть не проебал. Хотел взять телефон который новый стоит 5 штук блядь. Хз чувак. Они все одинаковые. Бери тот что можешь себе позволить. Не себе. ей.</text:p>
      <text:p text:style-name="P62"/>
      <text:p text:style-name="P62"/>
      <text:p text:style-name="P62">…</text:p>
      <text:p text:style-name="P36"/>
      <text:p text:style-name="P1"/>
      <text:p text:style-name="P37">Вопрос №24.</text:p>
      <text:p text:style-name="P11"><text:span text:style-name="T8">БЛАГОДАРНОСТЬ </text:span>АЛЬТЕРНАТИВЫ.</text:p>
      <text:p text:style-name="P12">Т.е. как предыдущий вопрос №23, но на этот раз я благодарю:</text:p>
      <text:p text:style-name="P12">- альтернативу этого вопроса (то что достигает той же цели противоположными результатами)</text:p>
      <text:p text:style-name="P12">- существование альтернативы</text:p>
      <text:p text:style-name="P12">- всё что мне альтернатива даёт</text:p>
      <text:p text:style-name="P11">- всех кто мне что либо даёт когда у меня есть <text:span text:style-name="T8">альтернатива</text:span></text:p>
      <text:p text:style-name="P11">- всё что мне приходит когда у меня есть <text:span text:style-name="T8">альтернатива</text:span></text:p>
      <text:p text:style-name="P11">- все методы делать себе хорошо которые мне доступны когда у меня <text:span text:style-name="T8">альтернатива</text:span></text:p>
      <text:p text:style-name="P11">- всё что не мешает и не сопротивляется созданию, поддержанию и защите <text:span text:style-name="T8">альтернативы</text:span></text:p>
      <text:p text:style-name="P11">- всех ради кого <text:span text:style-name="T8">альтернатива этой вещи </text:span>создаётся поддерживается и защищается</text:p>
      <text:p text:style-name="P11">- всё ради чего <text:span text:style-name="T8">альтернатива </text:span>создаётся поддерживается и защищается</text:p>
      <text:p text:style-name="P12">- всё чем я есть когда у меня есть альтернатива</text:p>
      <text:p text:style-name="P37"/>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31">Отлично.</text:p>
      <text:p text:style-name="P131">да. сяоми.</text:p>
      <text:p text:style-name="P131">И настроишь под свои нужды.</text:p>
      <text:p text:style-name="P131">Или её нужды. Хуй его знает. Нормальный вариант.</text:p>
      <text:p text:style-name="P131">Какая там камера хз.</text:p>
      <text:p text:style-name="P131">Но это явно лучше чем блядь вот тот “лайт” который ты смотрел за 2 штуки.</text:p>
      <text:p text:style-name="P131">Она что думает что это айфон десятка у неё будет за 2тыс грн?</text:p>
      <text:p text:style-name="P131"/>
      <text:p text:style-name="P131">Да</text:p>
      <text:p text:style-name="P131"/>
      <text:p text:style-name="P131">больная на голову старуха.</text:p>
      <text:p text:style-name="P131"/>
      <text:p text:style-name="P131">да.</text:p>
      <text:p text:style-name="P131"/>
      <text:p text:style-name="P131">пиздец.аипап</text:p>
      <text:p text:style-name="P62"/>
      <text:p text:style-name="P131">я не вижу <text:s/>смысла вообще это ей делать. Бери сяоми и не еби мозги.</text:p>
      <text:p text:style-name="P131"/>
      <text:p text:style-name="P131">А почему кстати тот лайт стоил 2тыс а эти сяоми 3 или даже 4? чем этот сяоми настолько лучше?</text:p>
      <text:p text:style-name="P131">Помимо батареи?</text:p>
      <text:p text:style-name="P131"/>
      <text:p text:style-name="P131">Рынок. Многие ищут наверно .хз. Хочешь сравнвай. Мне насрать. Я ищу по бенчмаркам и нуждам.</text:p>
      <text:p text:style-name="P62">…</text:p>
      <text:p text:style-name="P37"/>
      <text:p text:style-name="P37"/>
      <text:p text:style-name="P37">Вопрос №25.</text:p>
      <text:p text:style-name="P11">Если бы земляни прилетели на другую планету, на которой бы их считали пришельцами... </text:p>
      <text:p text:style-name="P11">И среди них был ты. </text:p>
      <text:p text:style-name="P12">С этой проблемой.</text:p>
      <text:p text:style-name="P11">Кого бы в тебе увидели те жители той планеты, для которой вы все - пришельцы?</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31">Инопланетянина со слабеньким по их меркам бластером.</text:p>
      <text:p text:style-name="P131">А если её то старуху инопланетянку со слабым но не устаревшим бластером. Оптимизированным под неё.</text:p>
      <text:p text:style-name="P131">По крайней мере она так думает. И тот кто ей его искал – тоже.</text:p>
      <text:p text:style-name="P131">Но честно сказать я не понимаю почему ты так боишься сказать ей что б у стоит нормальное 7 тысяч. Будет у неё прокачанный бластер хули.</text:p>
      <text:p text:style-name="P132">Чего ты боишься? Ты хочешь выёбываться? Все телефоны в этом списке охуенные. Просто чем выше он в списке тем лучше батарея. т.е. имхо бери один из первых пяти. За любую цену. <text:span text:style-name="T28">И тогда я в ней увижу инопланетянку с базукой. </text:span></text:p>
      <text:p text:style-name="P132"/>
      <text:p text:style-name="P133">Которую она проебёт в тролейбусе.</text:p>
      <text:p text:style-name="P133"/>
      <text:p text:style-name="P133">А вот это уже другой вопрос что она без транспорта. Ходит с зарплатой блядь пачкой денег в сумке 3 недели а потом “ой блядь спиздили”.</text:p>
      <text:p text:style-name="P133"/>
      <text:p text:style-name="P133">да. и с телефоном будет <text:s/>то же самое. А на ещё одну базуку ей заработать это 70 уроков.</text:p>
      <text:p text:style-name="P133"/>
      <text:p text:style-name="P133">Пиздцц</text:p>
      <text:p text:style-name="P133"/>
      <text:p text:style-name="P133">3 месяца пахать.</text:p>
      <text:p text:style-name="P133"/>
      <text:p text:style-name="P133">да. потму у неё вначале лета было 0грн а щас в районе 7тыс. Обрадуй её. Мол “ну всё чувиха. Ты проебала всё лето на бушную мобилу”.</text:p>
      <text:p text:style-name="P133">Она ведь стопудово спросит за то почему было 2 а стало 7.</text:p>
      <text:p text:style-name="P133"/>
      <text:p text:style-name="P133">хз.</text:p>
      <text:p text:style-name="P133">мощность.</text:p>
      <text:p text:style-name="P133">Батарея. </text:p>
      <text:p text:style-name="P133">Комбинация компонентов.</text:p>
      <text:p text:style-name="P133"/>
      <text:p text:style-name="P133">Вот вот.</text:p>
      <text:p text:style-name="P62"/>
      <text:p text:style-name="P62">…</text:p>
      <text:p text:style-name="P37"/>
      <text:p text:style-name="P37">Вопрос №26.</text:p>
      <text:p text:style-name="P4"><text:span text:style-name="T8">Представь, как р</text:span>асцветают (я и все остальные) от любых моих мыслей или действий.</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33">Мейзу где? Всё спрашиваю спрашиваю ты не записываешь.</text:p>
      <text:p text:style-name="P133"/>
      <text:p text:style-name="P133">Он не прошёл. По критерию “в 4 колонках”.</text:p>
      <text:p text:style-name="P133"/>
      <text:p text:style-name="P133">оу. а где прошёл?</text:p>
      <text:p text:style-name="P133"/>
      <text:p text:style-name="P134">По перформансу.</text:p>
      <text:p text:style-name="P134"/>
      <text:p text:style-name="P134">А сколько он новый?</text:p>
      <text:p text:style-name="P134"/>
      <text:p text:style-name="P135">Его ещё нет в продаже в Украине.</text:p>
      <text:p text:style-name="P135"/>
      <text:p text:style-name="P136">к.</text:p>
      <text:p text:style-name="P136"/>
      <text:p text:style-name="P136">16й <text:s/>стоит в районе 5ти. Хз он вроде тоже не плох по перформансу. Но опять таки. Батарея до жопы. Батарея означает оптимизированность. А мейзу просто поставил всё блядь на процесор. Всё равно что машина в которой один мотор. Драг рейсер. Вот что такое мейзу. Машина которая умеет только газовать. Не удивлюсь если он ещё и сгорает. И батарея там стопудово до жопы.</text:p>
      <text:p text:style-name="P66"/>
      <text:p text:style-name="P136">Отлично.</text:p>
      <text:p text:style-name="P136"/>
      <text:p text:style-name="P137">17 отзывов. И все 2 звезды. На 16й. Говно. Драгрейсер короче.</text:p>
      <text:p text:style-name="P137"/>
      <text:p text:style-name="P138">До жопы. Нахуй мейзу</text:p>
      <text:p text:style-name="P62">…</text:p>
      <text:p text:style-name="P37"/>
      <text:p text:style-name="P37"/>
      <text:p text:style-name="P37">Вопрос №27.</text:p>
      <text:p text:style-name="P11"><text:span text:style-name="T8">Увидь</text:span>, что оно <text:span text:style-name="T8">(этот предмет разговора)</text:span>, и каждая его часть - это <text:span text:style-name="T8">ты</text:span>.</text:p>
      <text:p text:style-name="P1">* потому что "видеть что это я" это приближение, а требование - это отдаление.</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138">Батарея и слабый но допустимый перформанс лучше чем нихуя не батарея. Это если выбор между 12тысячными и сяоми. Но <text:span text:style-name="T29">если будешь выбирать что-то вне списка – то тут я тебе уже не помогу. Это телефоны у которых пожертвовали чем-то ради чего-то.</text:span></text:p>
      <text:p text:style-name="P62"/>
      <text:p text:style-name="P62"/>
      <text:p text:style-name="P62">…</text:p>
      <text:p text:style-name="P37"/>
      <text:p text:style-name="P1"/>
      <text:p text:style-name="P42">Вопрос №28.</text:p>
      <text:p text:style-name="P13"><text:span text:style-name="T9">Увидь, </text:span>что оно и каждая его часть видит в <text:span text:style-name="T9">тебе (т.е. увидь его глазами себя)</text:span>.</text:p>
      <text:p text:style-name="P1">* практика показала что это сразу включает механизмы саморешения, после которых экономится куча времени на анализе.</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38">Сяоми это хороший телефон. Вот тот что ты говорил. но. Посмотри его на ютюбе. Она заплатит 4 тыщи. За старый редкий бластер. А 7 тыщ за б у которое стоит 15 она не заплатит. А если заплатит проебёт. Скажи ей это первым делом.</text:p>
      <text:p text:style-name="P63"/>
      <text:p text:style-name="P63"/>
      <text:p text:style-name="P63">…</text:p>
      <text:p text:style-name="P38"/>
      <text:p text:style-name="P1"/>
      <text:p text:style-name="P42">Вопрос №29.</text:p>
      <text:p text:style-name="P20">Как выглядит постоянная защита всех вещей (людей, предметов, структур и т.п.), которые тебя постоянно удовлетворяют, от любых проявлений этой проблемы.</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38">Сяоми это защита от воровства. И только. Если б была гарантия что она его не проебёт в следующие 5 лет, то можно было бы взять за 7 тысяч. И ты спросишь мол она ведь ни одного телефона не проебала. А я тебе скажу что мол ты знаешь, даже если это и так – она проебала всё что можно было проебать. Всё что ей хоть на секунду казалось мене нужным чем картошка она продала за картошку. И телефон тоже продаст. Я ей не доверяю.</text:p>
      <text:p text:style-name="P138"/>
      <text:p text:style-name="P138">Второй телефон я бы ей не доверил такой вот . За 15 тысяч. Она не из тех кто умеет хранить 2 девайса. По правилам группы надо 2 девайса. А 2 девайса она может позволить себе только….</text:p>
      <text:p text:style-name="P138"/>
      <text:p text:style-name="P138">Купи айфон</text:p>
      <text:p text:style-name="P138"/>
      <text:p text:style-name="P138">какой айфон. Ты чо. Я ебал его ремонтировать</text:p>
      <text:p text:style-name="P138"/>
      <text:p text:style-name="P138">хуй его знает чувак. Вопрос надёжности и бедности актуален. У неё ничо нету а она телефон покупает. Купи тот который потянет её задачи. Это сяоми. И не еби мозги.</text:p>
      <text:p text:style-name="P63"/>
      <text:p text:style-name="P63"/>
      <text:p text:style-name="P63">…</text:p>
      <text:p text:style-name="P38"/>
      <text:p text:style-name="P1"/>
      <text:p text:style-name="P42">Вопрос №30.</text:p>
      <text:p text:style-name="P4"><text:span text:style-name="T9">П</text:span>осмотри на это с принципа что свобода это не иметь всё что хочешь а не хотеть.</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38">Давай так. Это короче нокия 3310. на сегодняшний день. Просто нокиями теперь решают всё. Поставит себе кучу приложений и т.п. </text:p>
      <text:p text:style-name="P138">стоит попробовать. Не то себе возьмёшь. Я бы такой юзал. Мне надо. Меня заебало заряжать.</text:p>
      <text:p text:style-name="P138">т.е. серьёзно. Мне насрать на игры. Я просто хотел бы иметь возможность не удалять одну прогу чтоб открыть другую.</text:p>
      <text:p text:style-name="P138">И мне насрать на айфоновые фотки. Будь я фотограф я всё равно куплю блядь фотык.</text:p>
      <text:p text:style-name="P138"/>
      <text:p text:style-name="P138">Она книжки фоткает. Детям. В вайбер.</text:p>
      <text:p text:style-name="P138">Ей надо “открыл-сфоткал”.</text:p>
      <text:p text:style-name="P138"/>
      <text:p text:style-name="P138">ок. мегапиксели и ревьюхи надо смотреть тогда.</text:p>
      <text:p text:style-name="P138">Потму что ты склоняешься к телефону за 14 тысяч.</text:p>
      <text:p text:style-name="P138"/>
      <text:p text:style-name="P138">да.</text:p>
      <text:p text:style-name="P138"/>
      <text:p text:style-name="P138">из-за фоток.</text:p>
      <text:p text:style-name="P138"/>
      <text:p text:style-name="P138">да.</text:p>
      <text:p text:style-name="P138"/>
      <text:p text:style-name="P138">блин. <text:span text:style-name="T30">Тогда не бери вообще. Будет инопланетянка без бластера. Будет всем орать какая она богиня блядь.</text:span></text:p>
      <text:p text:style-name="P139">Но так навскидку… ты же можешь разбитый взять и заменить экран. Ты даже плёнку заказал. Глянь как они чинятся. Может реально купишь?</text:p>
      <text:p text:style-name="P139"/>
      <text:p text:style-name="P139">Эм…</text:p>
      <text:p text:style-name="P139"/>
      <text:p text:style-name="P140">подумай об этом. Разбитые телефоны ты чинил сотню раз. А экраны новые там по 100 гривен.</text:p>
      <text:p text:style-name="P140"/>
      <text:p text:style-name="P140">… хм.</text:p>
      <text:p text:style-name="P140"/>
      <text:p text:style-name="P141">Реально. Это ж приемущество. Позволяет тебе не бороться за телефон с теми кто ворует деньги и т.д. чуваками с комплексами, чуваками берущими для блондинок и т.п.</text:p>
      <text:p text:style-name="P141"/>
      <text:p text:style-name="P142">я подумаю.</text:p>
      <text:p text:style-name="P142"/>
      <text:p text:style-name="P142">Если разбитый из зелёного списка найдёшь за 2 тыщи и починишь… то… будет охуенно.</text:p>
      <text:p text:style-name="P142"/>
      <text:p text:style-name="P143">Я подумаю. Дай перерыв.</text:p>
      <text:p text:style-name="P144">Вообще вопрос вначале стоял ЧТО делать. Только теперь вопрос встал КАК это делать. т.е. я признаю, кинуть 20 телефонов в закладки и ждать пока всплывёт разбитый. И схватить раньше чем другие поймут что всплыло. И отремонтировать. Это понятно. </text:p>
      <text:p text:style-name="P144">И ещё вопрос в том что этот сяоми разбитый стоил 2 тыщи.</text:p>
      <text:p text:style-name="P144">Вопрос в том что… поменять экран это дело муторное и ты не менял их уже … 8 лет. Может кое чего поменялось. Я бы не делал на это надежды. </text:p>
      <text:p text:style-name="P144">Щас вопрос по камере.</text:p>
      <text:p text:style-name="P144"/>
      <text:p text:style-name="P145">да. умница. 30 ревьюх посмотри. И тогда скажешь какие норм какие нет. 30 моделей ты отследить сможешь. Запросто. Тем более что не все такие эксперты как ты.</text:p>
      <text:p text:style-name="P63"/>
      <text:p text:style-name="P63"/>
      <text:p text:style-name="P63">…</text:p>
      <text:p text:style-name="P38"/>
      <text:p text:style-name="P1"/>
      <text:p text:style-name="P42">Вопрос №31.</text:p>
      <text:p text:style-name="P13">Что сделать чтоб оно увидело во мне и всех моих частях себя?</text:p>
      <text:p text:style-name="P29"/>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45">Умница. Нашёл выход. Сяоми не бери. Ладно. Поверим тебе на слово что ты сможешь. т.е. камера. Согласен. Толку что-то планировать если ты не знаешь что они из себя представляют. Бери список. Шли себе на мыло. Садись на диван и смотри ютюб.</text:p>
      <text:p text:style-name="P145"/>
      <text:p text:style-name="P145">Нет. Тут надо ок – не ок писать.</text:p>
      <text:p text:style-name="P145"/>
      <text:p text:style-name="P145">Пиши <text:s/>там. Потом скопируешь.</text:p>
      <text:p text:style-name="P63"/>
      <text:p text:style-name="P63"/>
      <text:p text:style-name="P63">…</text:p>
      <text:p text:style-name="P38"/>
      <text:p text:style-name="P1"/>
      <text:p text:style-name="P42">Вопрос №32.</text:p>
      <text:p text:style-name="P4">Направь своё намеренье на хорошее для тебя решение этого повторения.</text:p>
      <text:p text:style-name="P1">(выгодного, прибыльного, приятно запоминающегося - в кои то веки поживи для себя)</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46">Сяоми бери первым. Херовый бластер с охуенным зарядом. Прикол в чём. Это лопата. Оно здоровое. Пукалка, согласен. Но под неё всё таки оптимизирован.</text:p>
      <text:p text:style-name="P146">Вопрос треснутости экрана можешь решить сам.</text:p>
      <text:p text:style-name="P146">За 2 тыщи она блин тебя профинансирует. Это лучше чем брать за 4 тыщи с уже поменяным. Там же стопудово какие-то из них меняли. Лучше бери сразу разбитый. Раз они по 100грн.</text:p>
      <text:p text:style-name="P146">Пластырь завтра приедет. Всё окей.</text:p>
      <text:p text:style-name="P63"/>
      <text:p text:style-name="P63">…</text:p>
      <text:p text:style-name="P38"/>
      <text:p text:style-name="P42"/>
      <text:p text:style-name="P42">Вопрос №33.</text:p>
      <text:p text:style-name="P4"><text:span text:style-name="T9">Если есть какой-то холст, на котором нарисованы мир, ты, люди и т.п. - какое Н</text:span>амеренье по поводу этого вопроса протека<text:span text:style-name="T9">ет у всех этих предметов (ты, люди, мир и т.п.) и между ними на этом </text:span>холсте?</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46">Ты ищешь возможность найти нормальное. </text:p>
      <text:p text:style-name="P146">Для дуры которая это не оценит. </text:p>
      <text:p text:style-name="P146">Свои пункты решай следующими. Таким же образом.</text:p>
      <text:p text:style-name="P146">У меня всё.</text:p>
      <text:p text:style-name="P67"/>
      <text:p text:style-name="P146">Конечно решу.</text:p>
      <text:p text:style-name="P146"/>
      <text:p text:style-name="P146">Отлично. Это я и хотел услышать. </text:p>
      <text:p text:style-name="P146">По поводу телефона – она побоится тебе дать 2 штуки на разбитый сяоми. И тем более пять штук на разбитый хуавей.</text:p>
      <text:p text:style-name="P146">Я уже слышу её слова “пашешь пашешь”.</text:p>
      <text:p text:style-name="P146">Угу.</text:p>
      <text:p text:style-name="P146">Потому… пускай ходит с леново пока я ищу ей нормальную мобилу.</text:p>
      <text:p text:style-name="P146">Ревьюхи глянь.</text:p>
      <text:p text:style-name="P146">А вообще нет.</text:p>
      <text:p text:style-name="P146">Глянь знаешь что.</text:p>
      <text:p text:style-name="P146">Глянь на олх по чём они разбитые.</text:p>
      <text:p text:style-name="P146">Каждый.</text:p>
      <text:p text:style-name="P147">Скажи мне а чем она заслужила столько внимания от бога?</text:p>
      <text:p text:style-name="P147">Сидит блядь телевизор смотрит. По которому круглые сутки орут со слюнями у рта “всё хуёво”. Материт тебя и т.п.</text:p>
      <text:p text:style-name="P147">какого фига?</text:p>
      <text:p text:style-name="P147">Нахрена ты ей помогаешь?</text:p>
      <text:p text:style-name="P147"/>
      <text:p text:style-name="P147">Потому что в моём доме царит хаос. И если не я то кто наведёт порядок в этом вопросе. Это повторение раздаётся эхом в этих стенах. Не решать себе дороже. Легче потратить там три дня и решить. Чем сука выслушивать десять лет как всё хуёво.</text:p>
      <text:p text:style-name="P147"/>
      <text:p text:style-name="P147">Так всё дальше будет хуёво.</text:p>
      <text:p text:style-name="P147"/>
      <text:p text:style-name="P147">Хуёво когда ты старуха сидящая на пенсии 300 гривен в бедной стране. А когда у тебя мобила за 14 тысяч то вроде не так уж и хуёво.</text:p>
      <text:p text:style-name="P147"/>
      <text:p text:style-name="P147">ок. так. Цены б у. Поищи. Потом поговорим.</text:p>
      <text:p text:style-name="P148">Слушай я не достаточно ориентируюсь чтобы отличить говно от конфет. Ну типа многие постят “2000грн, пишите звоните”, а некоторые реально продают что-то битое или даже нормальное за 2 тыс. </text:p>
      <text:p text:style-name="P148">Я хз…</text:p>
      <text:p text:style-name="P148">я ориентируюсь по средним ценам. Но этим я отбрасываю возможности типа этого ноутбука. </text:p>
      <text:p text:style-name="P148">Короче я просто не знаю товар достаточно хорошо чтоб поймать его за хвост.</text:p>
      <text:p text:style-name="P148"/>
      <text:p text:style-name="P148">Умничка. Понял свою проблему</text:p>
      <text:p text:style-name="P148"/>
      <text:p text:style-name="P148">и что делать?</text:p>
      <text:p text:style-name="P148"/>
      <text:p text:style-name="P148">Закончи ресёрч. И продолжим общаться.</text:p>
      <text:p text:style-name="P148"/>
      <text:p text:style-name="P149">Ну шо. Щас погоди. Пару моделей понравилось. В комбинации.</text:p>
      <text:p text:style-name="P149"/>
      <text:p text:style-name="P149">Жду. <text:span text:style-name="T31">Погоди решать что понравилось что нет. Просто общая картина.</text:span></text:p>
      <text:p text:style-name="P149"/>
      <text:p text:style-name="P150">Общая картина такова. Я сравниваю каждое предложение на сайте ОЛХ с таблицей значений бенчмарков. Чтоб посчитать какие бенчмарки за сумму Х я получу.</text:p>
      <text:p text:style-name="P150">т.е. я……. скрейпаю по сути. Если б я умел так решать 100 телефонов сразу было б проще. Типа коэффициент. т.е. знать на каком месте по бенчмаркам батареи и т.п.</text:p>
      <text:p text:style-name="P150"/>
      <text:p text:style-name="P150">не надо так делать. Ты уже пробовал.</text:p>
      <text:p text:style-name="P150"/>
      <text:p text:style-name="P150">хз. может ты и прав. Ну короче. Общая картина – что если повезёт – до 4 тыс можно найти нормальный телефон. От 2 тыс можно найти разбитый но нормальный. А там как повезёт. Надо следить. Оценивать состояние и т.п.</text:p>
      <text:p text:style-name="P150">я не буду вот это сидеть следить. Кто-от сомнительный, кто-от имей не фоткал и т.п. честно смотрю я на этот ми микс… и думаю что это бластер довольно мощный. Базука-пулемёт. Хороший. Я бы взял его.</text:p>
      <text:p text:style-name="P150"/>
      <text:p text:style-name="P150">Ничего брать не нужно. Просто смотри. Предложения есть, видишь?</text:p>
      <text:p text:style-name="P150"/>
      <text:p text:style-name="P150">Да…</text:p>
      <text:p text:style-name="P150"/>
      <text:p text:style-name="P150">даже в Украине.</text:p>
      <text:p text:style-name="P150"/>
      <text:p text:style-name="P150">Я смотрю тут ты лет на 10 вперёд запланировал что она будет ходить с Ксяоми Ми Миксом со сколотым экраном.</text:p>
      <text:p text:style-name="P150"/>
      <text:p text:style-name="P150">НОРМАЛЬНЫЙ ТЕЛЕФОН. ДО <text:s/>ЖОПЫ ТОТ СКОЛ.</text:p>
      <text:p text:style-name="P150"/>
      <text:p text:style-name="P150">Вот вот. Но ей ты это не обьяснишь. <text:span text:style-name="T32">Будет кривляться блядь овца тупорылая. Что “всё лето пахала ради сколотого телефона”.</text:span></text:p>
      <text:p text:style-name="P150"/>
      <text:p text:style-name="P150">… <text:span text:style-name="T32">4 тыщи чувак. Я б взял. Прям щас.</text:span></text:p>
      <text:p text:style-name="P150"/>
      <text:p text:style-name="P151">Имей пусть вышлет. Без имея не бери. Хочешь поговори с ним после ресёрча. Ты понял что делать. Прогонять каждый телефон из нужных тебе моделей…</text:p>
      <text:p text:style-name="P151">так погоди. Ты вроде формулу какую-то вывел. Покажи её.</text:p>
      <text:p text:style-name="P151"/>
      <text:p text:style-name="P151">Ну…. </text:p>
      <text:p text:style-name="P151">А = позиция в списке бенчмарков по батарее.</text:p>
      <text:p text:style-name="P151">Б = позиция в списке бенчмарков по слинг шоту.</text:p>
      <text:p text:style-name="P151">В = позиция по хранилищу</text:p>
      <text:p text:style-name="P151">Г = позиция по работоспособности.</text:p>
      <text:p text:style-name="P151"/>
      <text:p text:style-name="P151">По сути у нас вектор.</text:p>
      <text:p text:style-name="P151">&lt;А, Б, В, Г&gt;</text:p>
      <text:p text:style-name="P151">И этот вектор мы получаем за сумму Х (в гривнах).</text:p>
      <text:p text:style-name="P151">И наша задача… получить самый короткий вектор (с самыми маленькими А Б В Г) за самую низкую цену Х.</text:p>
      <text:p text:style-name="P151">Это простая статистика. Тут нет оптимизаций.</text:p>
      <text:p text:style-name="P151">Это как “умная нотификашка”.</text:p>
      <text:p text:style-name="P151"/>
      <text:p text:style-name="P151">Верно. <text:span text:style-name="T33">Умничка.</text:span></text:p>
      <text:p text:style-name="P151"/>
      <text:p text:style-name="P152">Т.е. по сути у меня таблица.</text:p>
      <text:p text:style-name="P152">По каждому обьявлению.</text:p>
      <text:p text:style-name="P152">Что в этом обьявлении предлагают такие v = А Б В Г за такой Х.</text:p>
      <text:p text:style-name="P152">Я считаю длину вектора v для каждого. Рядом ставлю Х. И …. нет. Погоди. Самый короткий вектор за самый маленький Х. Щас. Дай подумать. </text:p>
      <text:p text:style-name="P152">т.е. у меня ……. сумма Х и длины V? Нет. Юниты разные. </text:p>
      <text:p text:style-name="P152">X * V? X * V должно быть минимальным?</text:p>
      <text:p text:style-name="P152">… да. Вектор ниже единицы не упадёт (1, 1, 1, 1)</text:p>
      <text:p text:style-name="P152">цена тоже.</text:p>
      <text:p text:style-name="P152"/>
      <text:p text:style-name="P152">Нот бэд чувак.</text:p>
      <text:p text:style-name="P152"/>
      <text:p text:style-name="P152">Остаётся спиздить у ОЛХ базу данных.</text:p>
      <text:p text:style-name="P152"/>
      <text:p text:style-name="P152">УМНИЧКА.</text:p>
      <text:p text:style-name="P153">Проверь теорию. Посмотри позиции.</text:p>
      <text:p text:style-name="P154">&lt;81, 82, 104, 68&gt;</text:p>
      <text:p text:style-name="P154">Да. и длина вектора?</text:p>
      <text:p text:style-name="P154">Эм… ща погоди.</text:p>
      <text:p text:style-name="P155">169 его длина.</text:p>
      <text:p text:style-name="P155"/>
      <text:p text:style-name="P155">Отлично. Множ на цену.</text:p>
      <text:p text:style-name="P156">=168 * 5000</text:p>
      <text:p text:style-name="P156"/>
      <text:p text:style-name="P156">845000.</text:p>
      <text:p text:style-name="P156"/>
      <text:p text:style-name="P156">отлично. Ты придумал насдак. Это твой коэффициент. Если тебе что-то понравится больше по этим 4 цифрам – бери это. Посмотри другой телефон.</text:p>
      <text:p text:style-name="P156"/>
      <text:p text:style-name="P156">Я знаешь что подумал… Weights. Мне батарея важна. А игровыми свойствами я готов пожертвовать.</text:p>
      <text:p text:style-name="P156"/>
      <text:p text:style-name="P156">… ой не знаю. Тогда надо слайдеры. хз. Не парь мозги. Просто посчитай второй телефон. <text:span text:style-name="T34">Вот тот покафон f1.</text:span></text:p>
      <text:p text:style-name="P156"/>
      <text:p text:style-name="P158">4500 * 261 = 1174500.</text:p>
      <text:p text:style-name="P158"/>
      <text:p text:style-name="P158">да. видишь. Микс лучше.</text:p>
      <text:p text:style-name="P158"/>
      <text:p text:style-name="P158">Это да.</text:p>
      <text:p text:style-name="P158"/>
      <text:p text:style-name="P158">Даже за 5 тыс он выгоднее чем этот за 4500.</text:p>
      <text:p text:style-name="P158"/>
      <text:p text:style-name="P158">да.</text:p>
      <text:p text:style-name="P158"/>
      <text:p text:style-name="P158">ппц. Интересно..</text:p>
      <text:p text:style-name="P158"/>
      <text:p text:style-name="P158">отлично. Возьми верхний какой нибудь. В ценах которого уверен.</text:p>
      <text:p text:style-name="P158"/>
      <text:p text:style-name="P160">293 * 5200 = 1523600. но это приблизительная цифра потому что его в 4 коолонке даже нету среди первых 200.. я поставил 200. хз.</text:p>
      <text:p text:style-name="P160"/>
      <text:p text:style-name="P160">Ты понял что делать. А теперь сравни. Этих 3 числа.</text:p>
      <text:p text:style-name="P160"/>
      <text:p text:style-name="P160">1523600 (ксяоми ми 9Т)</text:p>
      <text:p text:style-name="P159">1174500 <text:span text:style-name="T35">(покафон)</text:span></text:p>
      <text:p text:style-name="P157">845000 <text:span text:style-name="T35">(микс)</text:span></text:p>
      <text:p text:style-name="P157"/>
      <text:p text:style-name="P160">микс лучше.</text:p>
      <text:p text:style-name="P63">…</text:p>
      <text:p text:style-name="P63"/>
      <text:p text:style-name="P160">охуенно. И как видишь не самый дорогой.</text:p>
      <text:p text:style-name="P160"/>
      <text:p text:style-name="P160">да.</text:p>
      <text:p text:style-name="P160"/>
      <text:p text:style-name="P160">ок. и что это всё тебе даёт?</text:p>
      <text:p text:style-name="P160"/>
      <text:p text:style-name="P160">Наибольшие бенчмарки за наименьшие деньги.</text:p>
      <text:p text:style-name="P160"/>
      <text:p text:style-name="P160">Умничка. У меня всё.</text:p>
      <text:p text:style-name="P160">Ранги посчитаешь завтра.</text:p>
      <text:p text:style-name="P160"/>
      <text:p text:style-name="P160">… в редисе блин запрограммировать… и пускай в риалтайме трэкает … сука опять скрейпер.</text:p>
      <text:p text:style-name="P160"/>
      <text:p text:style-name="P161">Я тебе так скажу. Базу всех телефонов (список бенчмарков) ты можешь просто дампнуть. Думаю они тебе её покажут. Просто кликай Шоу олл. Пока весь список не откроется.</text:p>
      <text:p text:style-name="P162">Ааааааа. И это. Погоди. Ты экран ограинчил.</text:p>
      <text:p text:style-name="P162"/>
      <text:p text:style-name="P162">да.</text:p>
      <text:p text:style-name="P162"/>
      <text:p text:style-name="P162">риал тайм бенчмарки не помогут.</text:p>
      <text:p text:style-name="P162"/>
      <text:p text:style-name="P162">Почему нет</text:p>
      <text:p text:style-name="P162"/>
      <text:p text:style-name="P162">просто. Ладно помогут. Но ты видишь что они как точка опоры. То что нокия имеет лучший бенг фор зе бак ничего не меняет. Представь себе. Она имеет позицию 5000.</text:p>
      <text:p text:style-name="P162"/>
      <text:p text:style-name="P162">её там вообще нету. Позиция инфинити.</text:p>
      <text:p text:style-name="P162"/>
      <text:p text:style-name="P162">а. я понял. ок. Тогда всё ёпт. Есть формула. Считай по ней и всё будет ок.</text:p>
      <text:p text:style-name="P38"/>
      <text:p text:style-name="P1"/>
      <text:p text:style-name="P42">Вопрос №34.</text:p>
      <text:p text:style-name="P4">Что в этой вещи было видно у кого-то в фазе (осознанном сне) и КАК оно им было видно? </text:p>
      <text:p text:style-name="P1">[все аспекты: общую картину, под микроскопом и т.д. - короче всё что ты искал в своей фазе - найди и в ихней]</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63">Посчитал. Ёпт. Молодец. Молодчинка. У меня всё.</text:p>
      <text:p text:style-name="P163">Найди ей телефон таким образом. Образуется.</text:p>
      <text:p text:style-name="P163"/>
      <text:p text:style-name="P163">Угу блядь. Стопудово будет вонять что что-то не так. Как всегда. Это ты работу сделал а не она. При чём тут похвала. И отрава в качестве благодарности блин. Ты сделал ресёрч поиска. Ты теперь никогда больше не войдёшь в заблуждение того что стоит а что не стоит покупать. Даже не зная рынка.</text:p>
      <text:p text:style-name="P163"/>
      <text:p text:style-name="P163">……………………….. хз.</text:p>
      <text:p text:style-name="P163"/>
      <text:p text:style-name="P163">Иди. Перерыв 20 минут.</text:p>
      <text:p text:style-name="P163"/>
      <text:p text:style-name="P163">Та я бы закончил.</text:p>
      <text:p text:style-name="P163"/>
      <text:p text:style-name="P163">Та закончишь через 20 мин. Ничего страшного.</text:p>
      <text:p text:style-name="P163"/>
      <text:p text:style-name="P164">Хуя себе. И ИМЕИ нормальный.</text:p>
      <text:p text:style-name="P164"/>
      <text:p text:style-name="P164">Бери. Если даст 3800 бери сразу. Кликай “купить ОЛХ доставка” и всё.</text:p>
      <text:p text:style-name="P164"/>
      <text:p text:style-name="P164">Охуенный телефон блин. Я тебе отвечаю если ты щас вобьёшь все свои векторы в сортировку то этот телефон будет вверху списка.</text:p>
      <text:p text:style-name="P164">Хочешь прям щас вот возьми и сделай этот скрипт. Ты офигеешь насколько он высоко. По длине. т.е. пока что цену даже не учитываем. Ты хотел глянуть “что всплывает в 4 колонках”. Ты получил алгоритм. Зпусти его. Подумай как это быстрее всего сделать. Я подожду.</text:p>
      <text:p text:style-name="P164"/>
      <text:p text:style-name="P165">Ну мне просто надо блин сделать… блин. Я хочу этот телефон.</text:p>
      <text:p text:style-name="P165"/>
      <text:p text:style-name="P165">Тебе нужно перекопировать базу. Поищи, есть такая возможность?</text:p>
      <text:p text:style-name="P165"/>
      <text:p text:style-name="P166">Там всего-то 2000 телефонов.</text:p>
      <text:p text:style-name="P166"/>
      <text:p text:style-name="P166">Ну вот. Охуенно. Напиши этот скрипт там в консоли. И на каждый телефон создай список. И кидай этот список сюда. А тут на руби его запарсим и всё будет ништяк. Давай. Это 2 минуты. Все тесты которые важны.</text:p>
      <text:p text:style-name="P166"/>
      <text:p text:style-name="P166">к.</text:p>
      <text:p text:style-name="P63"/>
      <text:p text:style-name="P167">чувак я тут быстрее сделаю</text:p>
      <text:p text:style-name="P167"/>
      <text:p text:style-name="P167">ладно согласен. Вытирай оттуда твой код.</text:p>
      <text:p text:style-name="P167"/>
      <text:p text:style-name="P167">к</text:p>
      <text:p text:style-name="P63">…</text:p>
      <text:p text:style-name="P63"/>
      <text:p text:style-name="P168">я думаю тут лейзи лоадинг. Тут не поскрейпишь.</text:p>
      <text:p text:style-name="P168"/>
      <text:p text:style-name="P168">да. ты прав. Сука</text:p>
      <text:p text:style-name="P168"/>
      <text:p text:style-name="P168">они просто показывают уиндоу. Типа от Х до У. Псевдо скролл. Я тоже так делал вроде. хз.</text:p>
      <text:p text:style-name="P168"/>
      <text:p text:style-name="P168">И что делать?</text:p>
      <text:p text:style-name="P168"/>
      <text:p text:style-name="P168">Вручную писать хз.</text:p>
      <text:p text:style-name="P168"/>
      <text:p text:style-name="P168">2000 телефонов?</text:p>
      <text:p text:style-name="P168"/>
      <text:p text:style-name="P168">По ходу да.</text:p>
      <text:p text:style-name="P168"/>
      <text:p text:style-name="P168">Значит бери перерыв до завтра. Формула есть. Алгоритм тоже.</text:p>
      <text:p text:style-name="P38"/>
      <text:p text:style-name="P1"/>
      <text:p text:style-name="P42">Вопрос №35.</text:p>
      <text:p text:style-name="P13">Что другие люди колдуют <text:span text:style-name="T10">(притягивают в твою жизнь) </text:span>связанного с этой вещью?</text:p>
      <text:p text:style-name="P4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169">хм. всё копируется. Остаётся лишь сохранить. т.е. это консольный аутпут 2тыс строк глючит. Массив нормальный.</text:p>
      <text:p text:style-name="P169"/>
      <text:p text:style-name="P169">Скопируй в файл и всё. Блин. ща. Так. Ты хочешь что. Ты хочешь сделать 4 файла. Так? Подумай хорошенько. Ты на дэсктопе хочешь создать 4 ямл базы данных.</text:p>
      <text:p text:style-name="P169">Потом ты хочешь загрузить их в 4 переменных.</text:p>
      <text:p text:style-name="P169">И получить 4 списка.</text:p>
      <text:p text:style-name="P169">Потом ты хочешь поискать все названия во всех четырёх колонках.</text:p>
      <text:p text:style-name="P169">Или пяти. Или шести. Как получится.</text:p>
      <text:p text:style-name="P169">Т.е. у тебя будет ещё один массив – массив суто уникальных названий.</text:p>
      <text:p text:style-name="P169">Типа “добавить если нету”.</text:p>
      <text:p text:style-name="P169">Потом каждое имя будет ключём хэша. Так?</text:p>
      <text:p text:style-name="P169">Типа название ключа → значения.</text:p>
      <text:p text:style-name="P169">Модель просится. Сюда. Можешь на активрекорде сайт создать? Интерфейс типа?</text:p>
      <text:p text:style-name="P169"/>
      <text:p text:style-name="P169">Нет. Это долго и муторно. Я давно не делал. Стопудов что-то поломалось.</text:p>
      <text:p text:style-name="P169"/>
      <text:p text:style-name="P169">Ладно. Соглашусь. На этот раз. Короче. </text:p>
      <text:p text:style-name="P169">У тебя 4 массива.</text:p>
      <text:p text:style-name="P169">Пятый = это первый + второй + третий + четвёртый + флаттен.</text:p>
      <text:p text:style-name="P169">Или <text:span text:style-name="T29">[a, b, c, d].flatten.unique</text:span></text:p>
      <text:p text:style-name="P169"/>
      <text:p text:style-name="P169">да.</text:p>
      <text:p text:style-name="P169"/>
      <text:p text:style-name="P169">и юник.</text:p>
      <text:p text:style-name="P63"/>
      <text:p text:style-name="P169">да.</text:p>
      <text:p text:style-name="P169"/>
      <text:p text:style-name="P169">и теперь. Cellpones.for_each |phone| do</text:p>
      <text:p text:style-name="P169"><text:s text:c="2"/>its_a = a.index_of(A) + 1</text:p>
      <text:p text:style-name="P169"><text:s text:c="2"/>its_b = a.index_of(B) + 1</text:p>
      <text:p text:style-name="P169"><text:s text:c="2"/>its_c = a.index_of(C) + 1</text:p>
      <text:p text:style-name="P189"><text:s text:c="2"/>its_d = a.index_of(D) + 1</text:p>
      <text:p text:style-name="P169"/>
      <text:p text:style-name="P169"><text:s text:c="2"/>if its_a &amp;&amp; its_b &amp;&amp; its_c &amp;&amp; its_d do</text:p>
      <text:p text:style-name="P169"><text:s text:c="4"/>vector_length = sqrt(its_a**2 + its_b**2 + its_c**2 + its_d**2)</text:p>
      <text:p text:style-name="P169"><text:s text:c="4"/>.. добавить возле названия телефона его айдишку</text:p>
      <text:p text:style-name="P169"><text:s text:c="2"/>end</text:p>
      <text:p text:style-name="P169"/>
      <text:p text:style-name="P169">end</text:p>
      <text:p text:style-name="P169"/>
      <text:p text:style-name="P169">да. умничка.</text:p>
      <text:p text:style-name="P169"/>
      <text:p text:style-name="P169">Блядь как-то это трудно сука. В коллбеке бы сделал 5 колонок и всё. Рельсами. Почему нет?</text:p>
      <text:p text:style-name="P169"/>
      <text:p text:style-name="P169">Потому что это 10 тыс запросов на пентиуме.</text:p>
      <text:p text:style-name="P169"/>
      <text:p text:style-name="P169">Тесты будут. Чувак. Серьёзно. Дампнешь туда данные и всё. <text:span text:style-name="T36">Попробуй. Рейлз нью. Не пойдёт выключишь нахуй.</text:span></text:p>
      <text:p text:style-name="P170">Вот. Отлично. Один простенький скаффолд. Файнд ор криейт. И всё. Щас всё будет блин. Позицию поищешь и всё.</text:p>
      <text:p text:style-name="P170"/>
      <text:p text:style-name="P170">к.</text:p>
      <text:p text:style-name="P170"/>
      <text:p text:style-name="P171">сохрани пока данные с бенчмарков. Так. Ну я хочу лишь посмотреть на результат. Я могу и позже прийти.</text:p>
      <text:p text:style-name="P171"/>
      <text:p text:style-name="P172">Ведь это эксель по сути.</text:p>
      <text:p text:style-name="P172"/>
      <text:p text:style-name="P172">Да но а ты блин позицию можешь записать в экселе? </text:p>
      <text:p text:style-name="P172"/>
      <text:p text:style-name="P172">Я могу создать 4 страницы. Или 5. а на шестой хз может алгоритм поиска… не знаю. Может есть какая-то формула. Которая … нет не могу. Эксель это не проганье.это прога для сутенёров.</text:p>
      <text:p text:style-name="P172"/>
      <text:p text:style-name="P172">да. отлично. Делай на рельсе. Щас закончим.</text:p>
      <text:p text:style-name="P172"/>
      <text:p text:style-name="P173">Обычно после этой фразы я сижу неделю</text:p>
      <text:p text:style-name="P173"/>
      <text:p text:style-name="P173">хз чувак. Тесты. Обычные. Селл Фон. Колумнс: нейм, позишн_ин_ворк, позишн_ин, то-то и т.п.</text:p>
      <text:p text:style-name="P173"/>
      <text:p text:style-name="P173">окей а считать как? Модел метод? Мне не надо …. корче. Скажи мне как это сделать быстрее всего.</text:p>
      <text:p text:style-name="P173"/>
      <text:p text:style-name="P173">Противопоставь позицию каждому названию. Загрузи данные вначале. Щас всё увидишь.</text:p>
      <text:p text:style-name="P173"/>
      <text:p text:style-name="P174">Я хз. Инфу скачал. Всю. Где-то 2000 телефонов. Где-то 400.</text:p>
      <text:p text:style-name="P174"/>
      <text:p text:style-name="P174">блядь она сдохнет раньше чем ты принесёшь пользу. Загрузи их на флеху. И перекинь на этот комп. Прошу тебя не тяни.</text:p>
      <text:p text:style-name="P174"/>
      <text:p text:style-name="P174">А я разве тяну?</text:p>
      <text:p text:style-name="P174"/>
      <text:p text:style-name="P174">да.</text:p>
      <text:p text:style-name="P174"/>
      <text:p text:style-name="P174">в каком месте?</text:p>
      <text:p text:style-name="P174"/>
      <text:p text:style-name="P174">Эм</text:p>
      <text:p text:style-name="P174"/>
      <text:p text:style-name="P174">вот видишь. Не тяну. А вот теперь я хочу пойти выпить квасу. Раз ты мне сказал что я “тяну” когда я работаю так хорошо как никогда не работал.</text:p>
      <text:p text:style-name="P174"/>
      <text:p text:style-name="P174">… я подумаю над этим. Перекинь файлы плиз.</text:p>
      <text:p text:style-name="P174"/>
      <text:p text:style-name="P175">Пипец чувак. Ты прав. Ты нашёл метод.</text:p>
      <text:p text:style-name="P175"/>
      <text:p text:style-name="P175">Я всегда прав. Нормальный пятизвёздочный телефон за четыре штуки. Отлично. Тут всё. Вкратце расскажешь и всё.</text:p>
      <text:p text:style-name="P38"/>
      <text:p text:style-name="P1"/>
      <text:p text:style-name="P43">Вопрос №36.</text:p>
      <text:p text:style-name="P4">Что другие люди <text:span text:style-name="T11">делают </text:span>связано<text:span text:style-name="T11">го с этой задачей, с целью их самоудовлетворения</text:span>?</text:p>
      <text:p text:style-name="P1"/>
      <text:p text:style-name="P30">Открытый ответ (какие мысли, образы, внутренние диалоги, ощущения, эмоции, предчувствия, проекции и т.п. возникают - всё писать сюда).</text:p>
      <text:p text:style-name="P30">Все существенные (полезные) мысли выделить жирным (т.е. те, которые не хотелось бы чтоб пропали).</text:p>
      <text:p text:style-name="P30"/>
      <text:p text:style-name="P175">Выёбываются у кого круче телефон. Как же это тупо. Я тебе отвечаю этот телефон очень классно вольётся ей в работу. Даже тебе в работу он влился бы. Только ты стоимость не посчитал. Но я не знаю как блядь стоимость тут считать. Это ж надо парсить инфу со страницы (типа название телефона при том что его порой криво пишут) и… сравнивать его с вектором.</text:p>
      <text:p text:style-name="P175"/>
      <text:p text:style-name="P175">да. не так уж и плохо. Не так уж и трудно. Напиши. т.е. типа селектор гаджета. На джаваскрипте. Который дописывает под телефоном стоит ли его брать.</text:p>
      <text:p text:style-name="P175"/>
      <text:p text:style-name="P175">Нет брат. Это <text:s/>…. </text:p>
      <text:p text:style-name="P175"/>
      <text:p text:style-name="P175">если полный метч тайтла то пиши. Серьёзно.</text:p>
      <text:p text:style-name="P175"/>
      <text:p text:style-name="P175">А что если мне понравился телефон которого нет щас на странице?</text:p>
      <text:p text:style-name="P175"/>
      <text:p text:style-name="P175">Я хз. Вносить в базу наверно все обьявления.</text:p>
      <text:p text:style-name="P175"/>
      <text:p text:style-name="P175">Вот вот.</text:p>
      <text:p text:style-name="P175"/>
      <text:p text:style-name="P175">Что вот вот.</text:p>
      <text:p text:style-name="P175"/>
      <text:p text:style-name="P175">Тебе надо вторую базу – базу обьявлений. Всех. От ОЛХ. В рубрике “телефоны”, прям все.</text:p>
      <text:p text:style-name="P175">Там вообще так можно? А ну глянь.</text:p>
      <text:p text:style-name="P175"/>
      <text:p text:style-name="P176">Там паджинейт стоит.</text:p>
      <text:p text:style-name="P176"/>
      <text:p text:style-name="P176">Ясно. А покликать нельзя да?</text:p>
      <text:p text:style-name="P176">Короче. По любому надо фронт <text:s/>ендный какой-то блядь скрипт который парсит все обьявления. Типа твоего джаваскриптового который стянул всю базу бенчмарков.</text:p>
      <text:p text:style-name="P176">А потом на джавскрипте …. нет чувак. Джаваскрипт должен общаться с базой. Это сишка. Коэффициентов достаточно. Вручную введёшь. <text:span text:style-name="T37">Не трудно ведь? Подписаться на 140 моделей телефонов.</text:span></text:p>
      <text:p text:style-name="P176"/>
      <text:p text:style-name="P177">Я не знаю. Наверно.</text:p>
      <text:p text:style-name="P177"/>
      <text:p text:style-name="P177">Так хватит на сегодня. Заканчивай. Завтра предложишь этот за 3800. охуенный вариант.</text:p>
      <text:p text:style-name="P175"/>
      <text:p text:style-name="P64"/>
      <text:p text:style-name="P64"/>
      <text:p text:style-name="P64">…</text:p>
      <text:p text:style-name="P39"/>
      <text:p text:style-name="P1"/>
      <text:p text:style-name="P44">Вопрос №37.</text:p>
      <text:p text:style-name="P14">Что ЭТА ПРОБЛЕМА решает?</text:p>
      <text:p text:style-name="P44">(сам по себе)</text:p>
      <text:p text:style-name="P1"/>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178">Решает её общение с миром.</text:p>
      <text:p text:style-name="P178">С учениками. </text:p>
      <text:p text:style-name="P178">Всё что с неё просят она быстро накликает.</text:p>
      <text:p text:style-name="P178"/>
      <text:p text:style-name="P178">Согласен.</text:p>
      <text:p text:style-name="P178"/>
      <text:p text:style-name="P178">Иди.</text:p>
      <text:p text:style-name="P178">Цены бы учесть было охуенно. Но это надо робот писать. Который парсит. Поисковик короче. Опять поисковик. Давай так. Если будет мало сделаешь поисковик. Пока что ты нашёл 5-звёздочный телефон за 3800. по моему охуенный вариант.</text:p>
      <text:p text:style-name="P65"/>
      <text:p text:style-name="P65">…</text:p>
      <text:p text:style-name="P40"/>
      <text:p text:style-name="P44"/>
      <text:p text:style-name="P44">Вопрос №38.</text:p>
      <text:p text:style-name="P4">Когда <text:span text:style-name="T11">впервые в истории вселенной </text:span>ЭТА ПРОБЛЕМА впервые попыталась решить то что она решает <text:span text:style-name="T11">(вещь к которой ты пришёл в вопросе №37)</text:span>? </text:p>
      <text:p text:style-name="P4"><text:span text:style-name="T11">Представь, что Эта Проблема (тогдашняя, первая в истории) </text:span>говорит <text:span text:style-name="T11">Этой Сегодняшней Проблеме (которую мы сейчас решаем), что она существует для решения ответа из вопроса №37.</text:span></text:p>
      <text:p text:style-name="P31"/>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178">Во вселенной не знаю но на земле лет 20 не прошло. Лет 10 скорей всего. С первого айфона. С 2005 гоад корче. Или 2007. не помню.</text:p>
      <text:p text:style-name="P178"/>
      <text:p text:style-name="P178">Охуенно.</text:p>
      <text:p text:style-name="P65"/>
      <text:p text:style-name="P65"/>
      <text:p text:style-name="P65">…</text:p>
      <text:p text:style-name="P40"/>
      <text:p text:style-name="P44">Вопрос №39.</text:p>
      <text:p text:style-name="P14">Что ЭТА ПРОБЛЕМА колдует?</text:p>
      <text:p text:style-name="P45">Что она сама по себе притягивает в жизнь каждому кто её имеет?</text:p>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179">Ох как твой телефон тебе нравится. Охуенно.</text:p>
      <text:p text:style-name="P179"/>
      <text:p text:style-name="P179">да.</text:p>
      <text:p text:style-name="P179">очень.</text:p>
      <text:p text:style-name="P179"/>
      <text:p text:style-name="P179">Умничка. Вот так и ищи вещи. На будущее. Что-то надо в дом? Дорогое и т.п.? сделай этот ресёрч. Ты найдёшь ответ. Быстро. Ты блядь гугл придумал на колене за пол ночи. Иди. Не профукай только этот алгоритм. Завтра его ещё раз посмотришь. Может проект из него сделаешь.</text:p>
      <text:p text:style-name="P179"/>
      <text:p text:style-name="P179">Парсить чужие обьявления?</text:p>
      <text:p text:style-name="P179"/>
      <text:p text:style-name="P179">да.</text:p>
      <text:p text:style-name="P179"/>
      <text:p text:style-name="P179">это поиск типа. Хороших пропозиций.</text:p>
      <text:p text:style-name="P179"/>
      <text:p text:style-name="P179">да.</text:p>
      <text:p text:style-name="P179"/>
      <text:p text:style-name="P179">иди отдохни. Сколько Ми стоит? Новый?</text:p>
      <text:p text:style-name="P179"/>
      <text:p text:style-name="P179">хз. <text:s/>от 6 до 8500.</text:p>
      <text:p text:style-name="P179"/>
      <text:p text:style-name="P179">охуенно. А ты… блин. Лучший телефон в мире по ходу. По твоей формуле.</text:p>
      <text:p text:style-name="P179"/>
      <text:p text:style-name="P179">да. недооценённый.</text:p>
      <text:p text:style-name="P179"/>
      <text:p text:style-name="P179">Иди. Вот что такое линейная алгебра. Спасибо что создал этот скрипт. Сохранишь его в бекапы перед выходными.</text:p>
      <text:p text:style-name="P179"/>
      <text:p text:style-name="P179">К</text:p>
      <text:p text:style-name="P179"/>
      <text:p text:style-name="P179">пока</text:p>
      <text:p text:style-name="P65"/>
      <text:p text:style-name="P65"/>
      <text:p text:style-name="P65">…</text:p>
      <text:p text:style-name="P40"/>
      <text:p text:style-name="P1"/>
      <text:p text:style-name="P44">Вопрос №40.</text:p>
      <text:p text:style-name="P4">Как сделать так чтоб этот <text:span text:style-name="T11">вопрос</text:span>: </text:p>
      <text:p text:style-name="P4">- Решал всемирные проблемы?</text:p>
      <text:p text:style-name="P4">- Мотивировал инфраструктуры находить <text:span text:style-name="T11">рост и ускорение роста решения </text:span>всемирных проблем?</text:p>
      <text:p text:style-name="P4">- Мотивировал инфраструктуры мотивировать другие инфраструктуры искать <text:span text:style-name="T11">рост и ускорение решения всемирных проблем</text:span>?</text:p>
      <text:p text:style-name="P1">(<text:span text:style-name="T11">я это решаю уже прикладным, но всё таки - </text:span>так навскидку)</text:p>
      <text:p text:style-name="P1"/>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180">Честно… если ты ещё и экран поменяешь (тач) будет вообще охуенно. Но это бонусом. Он даже без тача охуенен.</text:p>
      <text:p text:style-name="P180">пepлинкa: Тобто якщо тобі треба телефон і не знаєш який взяти, можеш заходити на цей файл. Користуйся, якщо тобі треба. Цьом.</text:p>
      <text:p text:style-name="P181">Экран 100грн блин.</text:p>
      <text:p text:style-name="P181"/>
      <text:p text:style-name="P181">да. это ни о чём. Бери. <text:span text:style-name="T38">Ты разберёшься. Фен есть. Лента завтра приедет.</text:span></text:p>
      <text:p text:style-name="P181"/>
      <text:p text:style-name="P182">Всё отлично. Алгоритм обьяснишь и всё. Про векторы и т.д. на свежую голову. Она поймёт. Ты умница. Если не проканает найдёшь другое. Их полно таких пропозиций. Хрен кто так ищет.</text:p>
      <text:p text:style-name="P65"/>
      <text:p text:style-name="P185">Какой-то у меня был “ханч” что что-то не в порядке (предчувствие). Пришёл поменял индексы на +1 (они с 0 начинались), но на результат не повлияло.</text:p>
      <text:p text:style-name="P185">Попробовал сделать 2* на батарею. Типа батарея более важна (более критично когда она хреновая). Но хз. Получил другие результаты. <text:s/><text:span text:style-name="T39">Хотя ми микс дальше в районе 20 места (просто другие телефоны поменялись)</text:span></text:p>
      <text:p text:style-name="P186">вот теперь я доволен покупкой. Пусть приедет нормальное.</text:p>
      <text:p text:style-name="P186"/>
      <text:p text:style-name="P186">К</text:p>
      <text:p text:style-name="P186"/>
      <text:p text:style-name="P186">отлично. У меня всё.</text:p>
      <text:p text:style-name="P186"/>
      <text:p text:style-name="P187">Напиши Оле. Пусть похвалит. И анализируй свой системник. И программирование если хватит сил.</text:p>
      <text:p text:style-name="P187"/>
      <text:p text:style-name="P187">к.</text:p>
      <text:p text:style-name="P65">…</text:p>
      <text:p text:style-name="P65"/>
      <text:p text:style-name="P188">ощущение что “что-то не так” прошло. Вообще. Даже наоборот. Говорю себе “Браво” что заметил.</text:p>
      <text:p text:style-name="P188"/>
      <text:p text:style-name="P188">Мудак ты. Взял сли<text:span text:style-name="T40">л Оле все твои мысли. Поговорил бы лучше.</text:span></text:p>
      <text:p text:style-name="P188"/>
      <text:p text:style-name="P191">Дуже мені бракує поговорити з тобою. В ріал таймі.</text:p>
      <text:p text:style-name="P191"/>
      <text:p text:style-name="P191">Лести тебе бракує. А у неё не осталось для тебя ни грама лести.</text:p>
      <text:p text:style-name="P191"/>
      <text:p text:style-name="P191">Остались.</text:p>
      <text:p text:style-name="P191"/>
      <text:p text:style-name="P191">ок. вызови.</text:p>
      <text:p text:style-name="P191"/>
      <text:p text:style-name="P191">Блін, як я за тобою скучив.</text:p>
      <text:p text:style-name="P191"/>
      <text:p text:style-name="P191">Вот. Охуенно.</text:p>
      <text:p text:style-name="P191">Всё. У меня всё. Иди клей стикеры, анализируй системник, мне похуй. Покупку совершили. Браво.</text:p>
      <text:p text:style-name="P191"/>
      <text:p text:style-name="P191">Спасибо тебе. <text:span text:style-name="T41">Огромное. По сути ты обогнал рынок.</text:span></text:p>
      <text:p text:style-name="P191"/>
      <text:p text:style-name="P192">да. никто в Украине не искал этот телефон кроме тебя. Да и ты тоже. Ты искал критерии.</text:p>
      <text:p text:style-name="P192"/>
      <text:p text:style-name="P192">да.</text:p>
      <text:p text:style-name="P192"/>
      <text:p text:style-name="P192">и конкретно эта модель у конкретно этого продавца их удовлетворила. Иди. У меня всё охуенно. Я рад покупке. Ты вижу тоже. Ты и алгоритму рад, но меня это не волнует. Передавай привет Маме. Я пошёл.</text:p>
      <text:p text:style-name="P192"/>
      <text:p text:style-name="P192">Как передать привет? От кого сказать?</text:p>
      <text:p text:style-name="P192"/>
      <text:p text:style-name="P192">От удачника Сергея. Сергей Брин тоже Сергей. Ты увидел откуда эта инфа. А теперь представь вот так жить постоянно. В риал тайме. Но это не ко мне.</text:p>
      <text:p text:style-name="P192">Вот так как ты вчера анализировал. Только постоянно. </text:p>
      <text:p text:style-name="P192"/>
      <text:p text:style-name="P193">Эм….</text:p>
      <text:p text:style-name="P193"/>
      <text:p text:style-name="P193">Иди. Посмотришь. На алгоритм и т.п. Может реально тобой Брина заменим. Ты больше видел чем он. Он математик думающий что всё в мире цифры. А ты видел куда эти цифры идут.</text:p>
      <text:p text:style-name="P193"/>
      <text:p text:style-name="P193">Думаю нет смысла менять шило на мыло. Или шило на лучшее шило. Дайте мне мою позицию.</text:p>
      <text:p text:style-name="P193"/>
      <text:p text:style-name="P193">БРАВО.</text:p>
      <text:p text:style-name="P193">У меня всё.</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3T16:59:00.665236614</meta:creation-date>
    <meta:editing-duration>PT11H16M3S</meta:editing-duration>
    <meta:editing-cycles>134</meta:editing-cycles>
    <meta:generator>LibreOffice/6.0.7.3$Linux_X86_64 LibreOffice_project/00m0$Build-3</meta:generator>
    <dc:title>Вопросник</dc:title>
    <dc:date>2020-08-14T16:45:52.211829135</dc:date>
    <meta:document-statistic meta:table-count="0" meta:image-count="0" meta:object-count="0" meta:page-count="1" meta:paragraph-count="849" meta:word-count="8945" meta:character-count="53588" meta:non-whitespace-character-count="45386"/>
    <meta:template xlink:type="simple" xlink:actuate="onRequest" xlink:title="Вопросник" xlink:href="../../../../../Templates/Вопросник.ott" meta:date="2020-08-13T16:58:49.753510092"/>
  </office:meta>
</office:document-meta>
</file>